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861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0.7862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1.161in"/>
    </style:style>
    <style:style style:name="co12" style:family="table-column">
      <style:table-column-properties fo:break-before="auto" style:column-width="0.9783in"/>
    </style:style>
    <style:style style:name="co13" style:family="table-column">
      <style:table-column-properties fo:break-before="auto" style:column-width="0.892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ld_young_0" table:style-name="ta1">
        <table:shapes>
          <draw:frame draw:z-index="0" draw:style-name="gr1" draw:text-style-name="P1" svg:width="6.2988in" svg:height="3.5429in" svg:x="2.1386in" svg:y="67.5953in">
            <draw:object draw:notify-on-update-of-ranges="Old_young_0.D17:Old_young_0.D3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susceptible</text:p>
          </table:table-cell>
          <table:table-cell office:value-type="string" calcext:value-type="string">
            <text:p>total infected</text:p>
          </table:table-cell>
          <table:table-cell office:value-type="string" calcext:value-type="string">
            <text:p>currently infected</text:p>
          </table:table-cell>
          <table:table-cell office:value-type="string" calcext:value-type="string">
            <text:p>symptomatic</text:p>
          </table:table-cell>
          <table:table-cell office:value-type="string" calcext:value-type="string">
            <text:p>quarantined</text:p>
          </table:table-cell>
          <table:table-cell office:value-type="string" calcext:value-type="string">
            <text:p>hospitaliz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vaccinated</text:p>
          </table:table-cell>
          <table:table-cell office:value-type="string" calcext:value-type="string">
            <text:p>transmitter</text:p>
          </table:table-cell>
          <table:table-cell office:value-type="string" calcext:value-type="string">
            <text:p>deceased</text:p>
          </table:table-cell>
          <table:table-cell office:value-type="string" calcext:value-type="string">
            <text:p>currentlyInfected</text:p>
          </table:table-cell>
          <table:table-cell office:value-type="string" calcext:value-type="string">
            <text:p>newInfections</text:p>
          </table:table-cell>
          <table:table-cell office:value-type="string" calcext:value-type="string">
            <text:p>totalInfected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2003" calcext:value-type="float">
            <text:p>20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3695" calcext:value-type="float">
            <text:p>3695</text:p>
          </table:table-cell>
          <table:table-cell office:value-type="float" office:value="1692" calcext:value-type="float">
            <text:p>16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5107" calcext:value-type="float">
            <text:p>5107</text:p>
          </table:table-cell>
          <table:table-cell office:value-type="float" office:value="1412" calcext:value-type="float">
            <text:p>14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6401" calcext:value-type="float">
            <text:p>6401</text:p>
          </table:table-cell>
          <table:table-cell office:value-type="float" office:value="1294" calcext:value-type="float">
            <text:p>129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7561" calcext:value-type="float">
            <text:p>7561</text:p>
          </table:table-cell>
          <table:table-cell office:value-type="float" office:value="1160" calcext:value-type="float">
            <text:p>116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8605" calcext:value-type="float">
            <text:p>8605</text:p>
          </table:table-cell>
          <table:table-cell office:value-type="float" office:value="1044" calcext:value-type="float">
            <text:p>10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9523" calcext:value-type="float">
            <text:p>9523</text:p>
          </table:table-cell>
          <table:table-cell office:value-type="float" office:value="918" calcext:value-type="float">
            <text:p>9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0320" calcext:value-type="float">
            <text:p>10320</text:p>
          </table:table-cell>
          <table:table-cell office:value-type="float" office:value="797" calcext:value-type="float">
            <text:p>79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1035" calcext:value-type="float">
            <text:p>11035</text:p>
          </table:table-cell>
          <table:table-cell office:value-type="float" office:value="715" calcext:value-type="float">
            <text:p>7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665" calcext:value-type="float">
            <text:p>66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2244" calcext:value-type="float">
            <text:p>12244</text:p>
          </table:table-cell>
          <table:table-cell office:value-type="float" office:value="544" calcext:value-type="float">
            <text:p>5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2696" calcext:value-type="float">
            <text:p>12696</text:p>
          </table:table-cell>
          <table:table-cell office:value-type="float" office:value="452" calcext:value-type="float">
            <text:p>4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3155" calcext:value-type="float">
            <text:p>13155</text:p>
          </table:table-cell>
          <table:table-cell office:value-type="float" office:value="459" calcext:value-type="float">
            <text:p>4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94" calcext:value-type="float">
            <text:p>329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3555" calcext:value-type="float">
            <text:p>13555</text:p>
          </table:table-cell>
          <table:table-cell office:value-type="float" office:value="400" calcext:value-type="float">
            <text:p>4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506" calcext:value-type="float">
            <text:p>45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3920" calcext:value-type="float">
            <text:p>13920</text:p>
          </table:table-cell>
          <table:table-cell office:value-type="float" office:value="365" calcext:value-type="float">
            <text:p>36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607" calcext:value-type="float">
            <text:p>56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4256" calcext:value-type="float">
            <text:p>14256</text:p>
          </table:table-cell>
          <table:table-cell office:value-type="float" office:value="336" calcext:value-type="float">
            <text:p>3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620" calcext:value-type="float">
            <text:p>66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4574" calcext:value-type="float">
            <text:p>14574</text:p>
          </table:table-cell>
          <table:table-cell office:value-type="float" office:value="318" calcext:value-type="float">
            <text:p>3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554" calcext:value-type="float">
            <text:p>75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4844" calcext:value-type="float">
            <text:p>14844</text:p>
          </table:table-cell>
          <table:table-cell office:value-type="float" office:value="270" calcext:value-type="float">
            <text:p>2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368" calcext:value-type="float">
            <text:p>83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15068" calcext:value-type="float">
            <text:p>15068</text:p>
          </table:table-cell>
          <table:table-cell office:value-type="float" office:value="224" calcext:value-type="float">
            <text:p>2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93" calcext:value-type="float">
            <text:p>92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15292" calcext:value-type="float">
            <text:p>15292</text:p>
          </table:table-cell>
          <table:table-cell office:value-type="float" office:value="224" calcext:value-type="float">
            <text:p>2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117" calcext:value-type="float">
            <text:p>10117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15497" calcext:value-type="float">
            <text:p>15497</text:p>
          </table:table-cell>
          <table:table-cell office:value-type="float" office:value="205" calcext:value-type="float">
            <text:p>20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833" calcext:value-type="float">
            <text:p>10833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15723" calcext:value-type="float">
            <text:p>15723</text:p>
          </table:table-cell>
          <table:table-cell office:value-type="float" office:value="226" calcext:value-type="float">
            <text:p>22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446" calcext:value-type="float">
            <text:p>11446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15876" calcext:value-type="float">
            <text:p>15876</text:p>
          </table:table-cell>
          <table:table-cell office:value-type="float" office:value="153" calcext:value-type="float">
            <text:p>1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949" calcext:value-type="float">
            <text:p>11949</text:p>
          </table:table-cell>
          <table:table-cell table:number-columns-repeated="2"/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16039" calcext:value-type="float">
            <text:p>16039</text:p>
          </table:table-cell>
          <table:table-cell office:value-type="float" office:value="163" calcext:value-type="float">
            <text:p>16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454" calcext:value-type="float">
            <text:p>12454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16196" calcext:value-type="float">
            <text:p>16196</text:p>
          </table:table-cell>
          <table:table-cell office:value-type="float" office:value="157" calcext:value-type="float">
            <text:p>1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890" calcext:value-type="float">
            <text:p>12890</text:p>
          </table:table-cell>
          <table:table-cell table:number-columns-repeated="2"/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16331" calcext:value-type="float">
            <text:p>16331</text:p>
          </table:table-cell>
          <table:table-cell office:value-type="float" office:value="135" calcext:value-type="float">
            <text:p>1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275" calcext:value-type="float">
            <text:p>13275</text:p>
          </table:table-cell>
          <table:table-cell table:number-columns-repeated="2"/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16423" calcext:value-type="float">
            <text:p>16423</text:p>
          </table:table-cell>
          <table:table-cell office:value-type="float" office:value="92" calcext:value-type="float">
            <text:p>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625" calcext:value-type="float">
            <text:p>13625</text:p>
          </table:table-cell>
          <table:table-cell table:number-columns-repeated="2"/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16540" calcext:value-type="float">
            <text:p>16540</text:p>
          </table:table-cell>
          <table:table-cell office:value-type="float" office:value="117" calcext:value-type="float">
            <text:p>1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978" calcext:value-type="float">
            <text:p>13978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16646" calcext:value-type="float">
            <text:p>16646</text:p>
          </table:table-cell>
          <table:table-cell office:value-type="float" office:value="106" calcext:value-type="float">
            <text:p>10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267" calcext:value-type="float">
            <text:p>14267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16737" calcext:value-type="float">
            <text:p>16737</text:p>
          </table:table-cell>
          <table:table-cell office:value-type="float" office:value="91" calcext:value-type="float">
            <text:p>9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521" calcext:value-type="float">
            <text:p>14521</text:p>
          </table:table-cell>
          <table:table-cell table:number-columns-repeated="2"/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16816" calcext:value-type="float">
            <text:p>16816</text:p>
          </table:table-cell>
          <table:table-cell office:value-type="float" office:value="79" calcext:value-type="float">
            <text:p>7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43" calcext:value-type="float">
            <text:p>14743</text:p>
          </table:table-cell>
          <table:table-cell table:number-columns-repeated="2"/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16879" calcext:value-type="float">
            <text:p>16879</text:p>
          </table:table-cell>
          <table:table-cell office:value-type="float" office:value="63" calcext:value-type="float">
            <text:p>6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959" calcext:value-type="float">
            <text:p>14959</text:p>
          </table:table-cell>
          <table:table-cell table:number-columns-repeated="2"/>
          <table:table-cell office:value-type="float" office:value="563" calcext:value-type="float">
            <text:p>56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16944" calcext:value-type="float">
            <text:p>16944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195" calcext:value-type="float">
            <text:p>15195</text:p>
          </table:table-cell>
          <table:table-cell table:number-columns-repeated="2"/>
          <table:table-cell office:value-type="float" office:value="577" calcext:value-type="float">
            <text:p>57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17004" calcext:value-type="float">
            <text:p>17004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344" calcext:value-type="float">
            <text:p>15344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17063" calcext:value-type="float">
            <text:p>17063</text:p>
          </table:table-cell>
          <table:table-cell office:value-type="float" office:value="59" calcext:value-type="float">
            <text:p>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513" calcext:value-type="float">
            <text:p>15513</text:p>
          </table:table-cell>
          <table:table-cell table:number-columns-repeated="2"/>
          <table:table-cell office:value-type="float" office:value="596" calcext:value-type="float">
            <text:p>59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7121" calcext:value-type="float">
            <text:p>17121</text:p>
          </table:table-cell>
          <table:table-cell office:value-type="float" office:value="58" calcext:value-type="float">
            <text:p>5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677" calcext:value-type="float">
            <text:p>15677</text:p>
          </table:table-cell>
          <table:table-cell table:number-columns-repeated="2"/>
          <table:table-cell office:value-type="float" office:value="604" calcext:value-type="float">
            <text:p>604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17176" calcext:value-type="float">
            <text:p>17176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806" calcext:value-type="float">
            <text:p>15806</text:p>
          </table:table-cell>
          <table:table-cell table:number-columns-repeated="2"/>
          <table:table-cell office:value-type="float" office:value="607" calcext:value-type="float">
            <text:p>607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17209" calcext:value-type="float">
            <text:p>17209</text:p>
          </table:table-cell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905" calcext:value-type="float">
            <text:p>15905</text:p>
          </table:table-cell>
          <table:table-cell table:number-columns-repeated="2"/>
          <table:table-cell office:value-type="float" office:value="613" calcext:value-type="float">
            <text:p>61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17257" calcext:value-type="float">
            <text:p>17257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27" calcext:value-type="float">
            <text:p>16027</text:p>
          </table:table-cell>
          <table:table-cell table:number-columns-repeated="2"/>
          <table:table-cell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17302" calcext:value-type="float">
            <text:p>17302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138" calcext:value-type="float">
            <text:p>16138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17334" calcext:value-type="float">
            <text:p>17334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236" calcext:value-type="float">
            <text:p>16236</text:p>
          </table:table-cell>
          <table:table-cell table:number-columns-repeated="2"/>
          <table:table-cell office:value-type="float" office:value="623" calcext:value-type="float">
            <text:p>623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17367" calcext:value-type="float">
            <text:p>17367</text:p>
          </table:table-cell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314" calcext:value-type="float">
            <text:p>16314</text:p>
          </table:table-cell>
          <table:table-cell table:number-columns-repeated="2"/>
          <table:table-cell office:value-type="float" office:value="627" calcext:value-type="float">
            <text:p>62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17396" calcext:value-type="float">
            <text:p>17396</text:p>
          </table:table-cell>
          <table:table-cell office:value-type="float" office:value="29" calcext:value-type="float">
            <text:p>2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378" calcext:value-type="float">
            <text:p>16378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17418" calcext:value-type="float">
            <text:p>17418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453" calcext:value-type="float">
            <text:p>16453</text:p>
          </table:table-cell>
          <table:table-cell table:number-columns-repeated="2"/>
          <table:table-cell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17437" calcext:value-type="float">
            <text:p>17437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516" calcext:value-type="float">
            <text:p>16516</text:p>
          </table:table-cell>
          <table:table-cell table:number-columns-repeated="2"/>
          <table:table-cell office:value-type="float" office:value="631" calcext:value-type="float">
            <text:p>63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17456" calcext:value-type="float">
            <text:p>17456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577" calcext:value-type="float">
            <text:p>16577</text:p>
          </table:table-cell>
          <table:table-cell table:number-columns-repeated="2"/>
          <table:table-cell office:value-type="float" office:value="631" calcext:value-type="float">
            <text:p>63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17477" calcext:value-type="float">
            <text:p>17477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636" calcext:value-type="float">
            <text:p>16636</text:p>
          </table:table-cell>
          <table:table-cell table:number-columns-repeated="2"/>
          <table:table-cell office:value-type="float" office:value="631" calcext:value-type="float">
            <text:p>63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17493" calcext:value-type="float">
            <text:p>17493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692" calcext:value-type="float">
            <text:p>16692</text:p>
          </table:table-cell>
          <table:table-cell table:number-columns-repeated="2"/>
          <table:table-cell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17509" calcext:value-type="float">
            <text:p>17509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729" calcext:value-type="float">
            <text:p>16729</text:p>
          </table:table-cell>
          <table:table-cell table:number-columns-repeated="2"/>
          <table:table-cell office:value-type="float" office:value="633" calcext:value-type="float">
            <text:p>63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17523" calcext:value-type="float">
            <text:p>17523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779" calcext:value-type="float">
            <text:p>16779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17538" calcext:value-type="float">
            <text:p>17538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821" calcext:value-type="float">
            <text:p>16821</text:p>
          </table:table-cell>
          <table:table-cell table:number-columns-repeated="2"/>
          <table:table-cell office:value-type="float" office:value="635" calcext:value-type="float">
            <text:p>63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17551" calcext:value-type="float">
            <text:p>17551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854" calcext:value-type="float">
            <text:p>16854</text:p>
          </table:table-cell>
          <table:table-cell table:number-columns-repeated="2"/>
          <table:table-cell office:value-type="float" office:value="635" calcext:value-type="float">
            <text:p>63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17560" calcext:value-type="float">
            <text:p>1756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886" calcext:value-type="float">
            <text:p>16886</text:p>
          </table:table-cell>
          <table:table-cell table:number-columns-repeated="2"/>
          <table:table-cell office:value-type="float" office:value="635" calcext:value-type="float">
            <text:p>635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17573" calcext:value-type="float">
            <text:p>17573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916" calcext:value-type="float">
            <text:p>16916</text:p>
          </table:table-cell>
          <table:table-cell table:number-columns-repeated="2"/>
          <table:table-cell office:value-type="float" office:value="636" calcext:value-type="float">
            <text:p>636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17584" calcext:value-type="float">
            <text:p>17584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938" calcext:value-type="float">
            <text:p>16938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17593" calcext:value-type="float">
            <text:p>17593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957" calcext:value-type="float">
            <text:p>16957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17597" calcext:value-type="float">
            <text:p>17597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976" calcext:value-type="float">
            <text:p>16976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17606" calcext:value-type="float">
            <text:p>17606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17618" calcext:value-type="float">
            <text:p>17618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016" calcext:value-type="float">
            <text:p>17016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17626" calcext:value-type="float">
            <text:p>17626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032" calcext:value-type="float">
            <text:p>17032</text:p>
          </table:table-cell>
          <table:table-cell table:number-columns-repeated="2"/>
          <table:table-cell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17633" calcext:value-type="float">
            <text:p>17633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045" calcext:value-type="float">
            <text:p>17045</text:p>
          </table:table-cell>
          <table:table-cell table:number-columns-repeated="2"/>
          <table:table-cell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17639" calcext:value-type="float">
            <text:p>17639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060" calcext:value-type="float">
            <text:p>17060</text:p>
          </table:table-cell>
          <table:table-cell table:number-columns-repeated="2"/>
          <table:table-cell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17641" calcext:value-type="float">
            <text:p>1764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073" calcext:value-type="float">
            <text:p>17073</text:p>
          </table:table-cell>
          <table:table-cell table:number-columns-repeated="2"/>
          <table:table-cell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17650" calcext:value-type="float">
            <text:p>1765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082" calcext:value-type="float">
            <text:p>17082</text:p>
          </table:table-cell>
          <table:table-cell table:number-columns-repeated="2"/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7657" calcext:value-type="float">
            <text:p>17657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095" calcext:value-type="float">
            <text:p>17095</text:p>
          </table:table-cell>
          <table:table-cell table:number-columns-repeated="2"/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17660" calcext:value-type="float">
            <text:p>1766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06" calcext:value-type="float">
            <text:p>17106</text:p>
          </table:table-cell>
          <table:table-cell table:number-columns-repeated="2"/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17665" calcext:value-type="float">
            <text:p>17665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15" calcext:value-type="float">
            <text:p>17115</text:p>
          </table:table-cell>
          <table:table-cell table:number-columns-repeated="2"/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17935" calcext:value-type="float">
            <text:p>17935</text:p>
          </table:table-cell>
          <table:table-cell office:value-type="float" office:value="270" calcext:value-type="float">
            <text:p>2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20" calcext:value-type="float">
            <text:p>17120</text:p>
          </table:table-cell>
          <table:table-cell table:number-columns-repeated="2"/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18426" calcext:value-type="float">
            <text:p>18426</text:p>
          </table:table-cell>
          <table:table-cell office:value-type="float" office:value="491" calcext:value-type="float">
            <text:p>49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29" calcext:value-type="float">
            <text:p>17129</text:p>
          </table:table-cell>
          <table:table-cell table:number-columns-repeated="2"/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19013" calcext:value-type="float">
            <text:p>19013</text:p>
          </table:table-cell>
          <table:table-cell office:value-type="float" office:value="587" calcext:value-type="float">
            <text:p>58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40" calcext:value-type="float">
            <text:p>17140</text:p>
          </table:table-cell>
          <table:table-cell table:number-columns-repeated="2"/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19705" calcext:value-type="float">
            <text:p>19705</text:p>
          </table:table-cell>
          <table:table-cell office:value-type="float" office:value="692" calcext:value-type="float">
            <text:p>6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47" calcext:value-type="float">
            <text:p>17147</text:p>
          </table:table-cell>
          <table:table-cell table:number-columns-repeated="2"/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20468" calcext:value-type="float">
            <text:p>20468</text:p>
          </table:table-cell>
          <table:table-cell office:value-type="float" office:value="763" calcext:value-type="float">
            <text:p>76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54" calcext:value-type="float">
            <text:p>17154</text:p>
          </table:table-cell>
          <table:table-cell table:number-columns-repeated="2"/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21226" calcext:value-type="float">
            <text:p>21226</text:p>
          </table:table-cell>
          <table:table-cell office:value-type="float" office:value="758" calcext:value-type="float">
            <text:p>75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59" calcext:value-type="float">
            <text:p>17159</text:p>
          </table:table-cell>
          <table:table-cell table:number-columns-repeated="2"/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21976" calcext:value-type="float">
            <text:p>21976</text:p>
          </table:table-cell>
          <table:table-cell office:value-type="float" office:value="750" calcext:value-type="float">
            <text:p>7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61" calcext:value-type="float">
            <text:p>17161</text:p>
          </table:table-cell>
          <table:table-cell table:number-columns-repeated="2"/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22751" calcext:value-type="float">
            <text:p>22751</text:p>
          </table:table-cell>
          <table:table-cell office:value-type="float" office:value="775" calcext:value-type="float">
            <text:p>7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70" calcext:value-type="float">
            <text:p>17170</text:p>
          </table:table-cell>
          <table:table-cell table:number-columns-repeated="2"/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23552" calcext:value-type="float">
            <text:p>23552</text:p>
          </table:table-cell>
          <table:table-cell office:value-type="float" office:value="801" calcext:value-type="float">
            <text:p>8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77" calcext:value-type="float">
            <text:p>17177</text:p>
          </table:table-cell>
          <table:table-cell table:number-columns-repeated="2"/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24328" calcext:value-type="float">
            <text:p>24328</text:p>
          </table:table-cell>
          <table:table-cell office:value-type="float" office:value="776" calcext:value-type="float">
            <text:p>7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81" calcext:value-type="float">
            <text:p>17181</text:p>
          </table:table-cell>
          <table:table-cell table:number-columns-repeated="2"/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25071" calcext:value-type="float">
            <text:p>25071</text:p>
          </table:table-cell>
          <table:table-cell office:value-type="float" office:value="743" calcext:value-type="float">
            <text:p>7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85" calcext:value-type="float">
            <text:p>17185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25793" calcext:value-type="float">
            <text:p>25793</text:p>
          </table:table-cell>
          <table:table-cell office:value-type="float" office:value="722" calcext:value-type="float">
            <text:p>7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36" calcext:value-type="float">
            <text:p>17436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26457" calcext:value-type="float">
            <text:p>26457</text:p>
          </table:table-cell>
          <table:table-cell office:value-type="float" office:value="664" calcext:value-type="float">
            <text:p>6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891" calcext:value-type="float">
            <text:p>17891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27080" calcext:value-type="float">
            <text:p>27080</text:p>
          </table:table-cell>
          <table:table-cell office:value-type="float" office:value="623" calcext:value-type="float">
            <text:p>62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438" calcext:value-type="float">
            <text:p>18438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27662" calcext:value-type="float">
            <text:p>27662</text:p>
          </table:table-cell>
          <table:table-cell office:value-type="float" office:value="582" calcext:value-type="float">
            <text:p>58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086" calcext:value-type="float">
            <text:p>19086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28184" calcext:value-type="float">
            <text:p>28184</text:p>
          </table:table-cell>
          <table:table-cell office:value-type="float" office:value="522" calcext:value-type="float">
            <text:p>5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791" calcext:value-type="float">
            <text:p>19791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28738" calcext:value-type="float">
            <text:p>28738</text:p>
          </table:table-cell>
          <table:table-cell office:value-type="float" office:value="554" calcext:value-type="float">
            <text:p>5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499" calcext:value-type="float">
            <text:p>2049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29202" calcext:value-type="float">
            <text:p>29202</text:p>
          </table:table-cell>
          <table:table-cell office:value-type="float" office:value="464" calcext:value-type="float">
            <text:p>4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183" calcext:value-type="float">
            <text:p>21183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9673" calcext:value-type="float">
            <text:p>29673</text:p>
          </table:table-cell>
          <table:table-cell office:value-type="float" office:value="471" calcext:value-type="float">
            <text:p>47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895" calcext:value-type="float">
            <text:p>21895</text:p>
          </table:table-cell>
          <table:table-cell table:number-columns-repeated="2"/>
          <table:table-cell office:value-type="float" office:value="647" calcext:value-type="float">
            <text:p>647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30060" calcext:value-type="float">
            <text:p>30060</text:p>
          </table:table-cell>
          <table:table-cell office:value-type="float" office:value="387" calcext:value-type="float">
            <text:p>38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626" calcext:value-type="float">
            <text:p>22626</text:p>
          </table:table-cell>
          <table:table-cell table:number-columns-repeated="2"/>
          <table:table-cell office:value-type="float" office:value="657" calcext:value-type="float">
            <text:p>657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30433" calcext:value-type="float">
            <text:p>30433</text:p>
          </table:table-cell>
          <table:table-cell office:value-type="float" office:value="373" calcext:value-type="float">
            <text:p>37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337" calcext:value-type="float">
            <text:p>23337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30772" calcext:value-type="float">
            <text:p>30772</text:p>
          </table:table-cell>
          <table:table-cell office:value-type="float" office:value="339" calcext:value-type="float">
            <text:p>33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32" calcext:value-type="float">
            <text:p>24032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31092" calcext:value-type="float">
            <text:p>31092</text:p>
          </table:table-cell>
          <table:table-cell office:value-type="float" office:value="320" calcext:value-type="float">
            <text:p>3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697" calcext:value-type="float">
            <text:p>24697</text:p>
          </table:table-cell>
          <table:table-cell table:number-columns-repeated="2"/>
          <table:table-cell office:value-type="float" office:value="702" calcext:value-type="float">
            <text:p>702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31381" calcext:value-type="float">
            <text:p>31381</text:p>
          </table:table-cell>
          <table:table-cell office:value-type="float" office:value="289" calcext:value-type="float">
            <text:p>28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306" calcext:value-type="float">
            <text:p>25306</text:p>
          </table:table-cell>
          <table:table-cell table:number-columns-repeated="2"/>
          <table:table-cell office:value-type="float" office:value="717" calcext:value-type="float">
            <text:p>717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31680" calcext:value-type="float">
            <text:p>31680</text:p>
          </table:table-cell>
          <table:table-cell office:value-type="float" office:value="299" calcext:value-type="float">
            <text:p>29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889" calcext:value-type="float">
            <text:p>25889</text:p>
          </table:table-cell>
          <table:table-cell table:number-columns-repeated="2"/>
          <table:table-cell office:value-type="float" office:value="743" calcext:value-type="float">
            <text:p>743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31935" calcext:value-type="float">
            <text:p>31935</text:p>
          </table:table-cell>
          <table:table-cell office:value-type="float" office:value="255" calcext:value-type="float">
            <text:p>2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39" calcext:value-type="float">
            <text:p>26439</text:p>
          </table:table-cell>
          <table:table-cell table:number-columns-repeated="2"/>
          <table:table-cell office:value-type="float" office:value="770" calcext:value-type="float">
            <text:p>77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32173" calcext:value-type="float">
            <text:p>32173</text:p>
          </table:table-cell>
          <table:table-cell office:value-type="float" office:value="238" calcext:value-type="float">
            <text:p>23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968" calcext:value-type="float">
            <text:p>26968</text:p>
          </table:table-cell>
          <table:table-cell table:number-columns-repeated="2"/>
          <table:table-cell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32361" calcext:value-type="float">
            <text:p>32361</text:p>
          </table:table-cell>
          <table:table-cell office:value-type="float" office:value="188" calcext:value-type="float">
            <text:p>18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525" calcext:value-type="float">
            <text:p>27525</text:p>
          </table:table-cell>
          <table:table-cell table:number-columns-repeated="2"/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32534" calcext:value-type="float">
            <text:p>32534</text:p>
          </table:table-cell>
          <table:table-cell office:value-type="float" office:value="173" calcext:value-type="float">
            <text:p>17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997" calcext:value-type="float">
            <text:p>27997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32727" calcext:value-type="float">
            <text:p>32727</text:p>
          </table:table-cell>
          <table:table-cell office:value-type="float" office:value="193" calcext:value-type="float">
            <text:p>19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480" calcext:value-type="float">
            <text:p>28480</text:p>
          </table:table-cell>
          <table:table-cell table:number-columns-repeated="2"/>
          <table:table-cell office:value-type="float" office:value="879" calcext:value-type="float">
            <text:p>879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32888" calcext:value-type="float">
            <text:p>32888</text:p>
          </table:table-cell>
          <table:table-cell office:value-type="float" office:value="161" calcext:value-type="float">
            <text:p>16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884" calcext:value-type="float">
            <text:p>28884</text:p>
          </table:table-cell>
          <table:table-cell table:number-columns-repeated="2"/>
          <table:table-cell office:value-type="float" office:value="914" calcext:value-type="float">
            <text:p>914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33019" calcext:value-type="float">
            <text:p>33019</text:p>
          </table:table-cell>
          <table:table-cell office:value-type="float" office:value="131" calcext:value-type="float">
            <text:p>13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9277" calcext:value-type="float">
            <text:p>29277</text:p>
          </table:table-cell>
          <table:table-cell table:number-columns-repeated="2"/>
          <table:table-cell office:value-type="float" office:value="946" calcext:value-type="float">
            <text:p>946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33175" calcext:value-type="float">
            <text:p>33175</text:p>
          </table:table-cell>
          <table:table-cell office:value-type="float" office:value="156" calcext:value-type="float">
            <text:p>15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9637" calcext:value-type="float">
            <text:p>29637</text:p>
          </table:table-cell>
          <table:table-cell table:number-columns-repeated="2"/>
          <table:table-cell office:value-type="float" office:value="978" calcext:value-type="float">
            <text:p>978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33288" calcext:value-type="float">
            <text:p>33288</text:p>
          </table:table-cell>
          <table:table-cell office:value-type="float" office:value="113" calcext:value-type="float">
            <text:p>1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9961" calcext:value-type="float">
            <text:p>29961</text:p>
          </table:table-cell>
          <table:table-cell table:number-columns-repeated="2"/>
          <table:table-cell office:value-type="float" office:value="997" calcext:value-type="float">
            <text:p>997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33412" calcext:value-type="float">
            <text:p>33412</text:p>
          </table:table-cell>
          <table:table-cell office:value-type="float" office:value="124" calcext:value-type="float">
            <text:p>1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262" calcext:value-type="float">
            <text:p>30262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33527" calcext:value-type="float">
            <text:p>33527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571" calcext:value-type="float">
            <text:p>30571</text:p>
          </table:table-cell>
          <table:table-cell table:number-columns-repeated="2"/>
          <table:table-cell office:value-type="float" office:value="1041" calcext:value-type="float">
            <text:p>1041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33648" calcext:value-type="float">
            <text:p>33648</text:p>
          </table:table-cell>
          <table:table-cell office:value-type="float" office:value="121" calcext:value-type="float">
            <text:p>1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846" calcext:value-type="float">
            <text:p>30846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33729" calcext:value-type="float">
            <text:p>33729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098" calcext:value-type="float">
            <text:p>31098</text:p>
          </table:table-cell>
          <table:table-cell table:number-columns-repeated="2"/>
          <table:table-cell office:value-type="float" office:value="1067" calcext:value-type="float">
            <text:p>106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33821" calcext:value-type="float">
            <text:p>33821</text:p>
          </table:table-cell>
          <table:table-cell office:value-type="float" office:value="92" calcext:value-type="float">
            <text:p>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5" calcext:value-type="float">
            <text:p>31295</text:p>
          </table:table-cell>
          <table:table-cell table:number-columns-repeated="2"/>
          <table:table-cell office:value-type="float" office:value="1077" calcext:value-type="float">
            <text:p>1077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33897" calcext:value-type="float">
            <text:p>33897</text:p>
          </table:table-cell>
          <table:table-cell office:value-type="float" office:value="76" calcext:value-type="float">
            <text:p>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476" calcext:value-type="float">
            <text:p>31476</text:p>
          </table:table-cell>
          <table:table-cell table:number-columns-repeated="2"/>
          <table:table-cell office:value-type="float" office:value="1090" calcext:value-type="float">
            <text:p>109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33968" calcext:value-type="float">
            <text:p>33968</text:p>
          </table:table-cell>
          <table:table-cell office:value-type="float" office:value="71" calcext:value-type="float">
            <text:p>7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678" calcext:value-type="float">
            <text:p>31678</text:p>
          </table:table-cell>
          <table:table-cell table:number-columns-repeated="2"/>
          <table:table-cell office:value-type="float" office:value="1102" calcext:value-type="float">
            <text:p>1102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34034" calcext:value-type="float">
            <text:p>34034</text:p>
          </table:table-cell>
          <table:table-cell office:value-type="float" office:value="66" calcext:value-type="float">
            <text:p>6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846" calcext:value-type="float">
            <text:p>31846</text:p>
          </table:table-cell>
          <table:table-cell table:number-columns-repeated="2"/>
          <table:table-cell office:value-type="float" office:value="1107" calcext:value-type="float">
            <text:p>1107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34102" calcext:value-type="float">
            <text:p>34102</text:p>
          </table:table-cell>
          <table:table-cell office:value-type="float" office:value="68" calcext:value-type="float">
            <text:p>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988" calcext:value-type="float">
            <text:p>31988</text:p>
          </table:table-cell>
          <table:table-cell table:number-columns-repeated="2"/>
          <table:table-cell office:value-type="float" office:value="1112" calcext:value-type="float">
            <text:p>1112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34158" calcext:value-type="float">
            <text:p>34158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149" calcext:value-type="float">
            <text:p>32149</text:p>
          </table:table-cell>
          <table:table-cell table:number-columns-repeated="2"/>
          <table:table-cell office:value-type="float" office:value="1118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34207" calcext:value-type="float">
            <text:p>34207</text:p>
          </table:table-cell>
          <table:table-cell office:value-type="float" office:value="49" calcext:value-type="float">
            <text:p>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261" calcext:value-type="float">
            <text:p>32261</text:p>
          </table:table-cell>
          <table:table-cell table:number-columns-repeated="2"/>
          <table:table-cell office:value-type="float" office:value="1122" calcext:value-type="float">
            <text:p>1122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34258" calcext:value-type="float">
            <text:p>34258</text:p>
          </table:table-cell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87" calcext:value-type="float">
            <text:p>32387</text:p>
          </table:table-cell>
          <table:table-cell table:number-columns-repeated="2"/>
          <table:table-cell office:value-type="float" office:value="1126" calcext:value-type="float">
            <text:p>112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34302" calcext:value-type="float">
            <text:p>34302</text:p>
          </table:table-cell>
          <table:table-cell office:value-type="float" office:value="44" calcext:value-type="float">
            <text:p>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496" calcext:value-type="float">
            <text:p>32496</text:p>
          </table:table-cell>
          <table:table-cell table:number-columns-repeated="2"/>
          <table:table-cell office:value-type="float" office:value="1127" calcext:value-type="float">
            <text:p>1127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34336" calcext:value-type="float">
            <text:p>34336</text:p>
          </table:table-cell>
          <table:table-cell office:value-type="float" office:value="34" calcext:value-type="float">
            <text:p>3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616" calcext:value-type="float">
            <text:p>32616</text:p>
          </table:table-cell>
          <table:table-cell table:number-columns-repeated="2"/>
          <table:table-cell office:value-type="float" office:value="1136" calcext:value-type="float">
            <text:p>1136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34372" calcext:value-type="float">
            <text:p>34372</text:p>
          </table:table-cell>
          <table:table-cell office:value-type="float" office:value="36" calcext:value-type="float">
            <text:p>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697" calcext:value-type="float">
            <text:p>32697</text:p>
          </table:table-cell>
          <table:table-cell table:number-columns-repeated="2"/>
          <table:table-cell office:value-type="float" office:value="1140" calcext:value-type="float">
            <text:p>114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34408" calcext:value-type="float">
            <text:p>34408</text:p>
          </table:table-cell>
          <table:table-cell office:value-type="float" office:value="36" calcext:value-type="float">
            <text:p>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781" calcext:value-type="float">
            <text:p>32781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34434" calcext:value-type="float">
            <text:p>34434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853" calcext:value-type="float">
            <text:p>32853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34457" calcext:value-type="float">
            <text:p>34457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927" calcext:value-type="float">
            <text:p>32927</text:p>
          </table:table-cell>
          <table:table-cell table:number-columns-repeated="2"/>
          <table:table-cell office:value-type="float" office:value="1153" calcext:value-type="float">
            <text:p>1153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34487" calcext:value-type="float">
            <text:p>34487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995" calcext:value-type="float">
            <text:p>32995</text:p>
          </table:table-cell>
          <table:table-cell table:number-columns-repeated="2"/>
          <table:table-cell office:value-type="float" office:value="1154" calcext:value-type="float">
            <text:p>1154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34510" calcext:value-type="float">
            <text:p>34510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67" calcext:value-type="float">
            <text:p>33067</text:p>
          </table:table-cell>
          <table:table-cell table:number-columns-repeated="2"/>
          <table:table-cell office:value-type="float" office:value="1157" calcext:value-type="float">
            <text:p>115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34532" calcext:value-type="float">
            <text:p>34532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124" calcext:value-type="float">
            <text:p>33124</text:p>
          </table:table-cell>
          <table:table-cell table:number-columns-repeated="2"/>
          <table:table-cell office:value-type="float" office:value="1159" calcext:value-type="float">
            <text:p>1159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34548" calcext:value-type="float">
            <text:p>34548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174" calcext:value-type="float">
            <text:p>33174</text:p>
          </table:table-cell>
          <table:table-cell table:number-columns-repeated="2"/>
          <table:table-cell office:value-type="float" office:value="1160" calcext:value-type="float">
            <text:p>116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4563" calcext:value-type="float">
            <text:p>34563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30" calcext:value-type="float">
            <text:p>33230</text:p>
          </table:table-cell>
          <table:table-cell table:number-columns-repeated="2"/>
          <table:table-cell office:value-type="float" office:value="1164" calcext:value-type="float">
            <text:p>1164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4576" calcext:value-type="float">
            <text:p>34576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81" calcext:value-type="float">
            <text:p>33281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34592" calcext:value-type="float">
            <text:p>34592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316" calcext:value-type="float">
            <text:p>33316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34606" calcext:value-type="float">
            <text:p>34606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352" calcext:value-type="float">
            <text:p>33352</text:p>
          </table:table-cell>
          <table:table-cell table:number-columns-repeated="2"/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34622" calcext:value-type="float">
            <text:p>34622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390" calcext:value-type="float">
            <text:p>33390</text:p>
          </table:table-cell>
          <table:table-cell table:number-columns-repeated="2"/>
          <table:table-cell office:value-type="float" office:value="1170" calcext:value-type="float">
            <text:p>117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34636" calcext:value-type="float">
            <text:p>34636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17" calcext:value-type="float">
            <text:p>33417</text:p>
          </table:table-cell>
          <table:table-cell table:number-columns-repeated="2"/>
          <table:table-cell office:value-type="float" office:value="1173" calcext:value-type="float">
            <text:p>117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34642" calcext:value-type="float">
            <text:p>3464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42" calcext:value-type="float">
            <text:p>33442</text:p>
          </table:table-cell>
          <table:table-cell table:number-columns-repeated="2"/>
          <table:table-cell office:value-type="float" office:value="1174" calcext:value-type="float">
            <text:p>1174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34651" calcext:value-type="float">
            <text:p>34651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72" calcext:value-type="float">
            <text:p>33472</text:p>
          </table:table-cell>
          <table:table-cell table:number-columns-repeated="2"/>
          <table:table-cell office:value-type="float" office:value="1174" calcext:value-type="float">
            <text:p>1174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34658" calcext:value-type="float">
            <text:p>34658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5" calcext:value-type="float">
            <text:p>33495</text:p>
          </table:table-cell>
          <table:table-cell table:number-columns-repeated="2"/>
          <table:table-cell office:value-type="float" office:value="1174" calcext:value-type="float">
            <text:p>1174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34676" calcext:value-type="float">
            <text:p>34676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18" calcext:value-type="float">
            <text:p>33518</text:p>
          </table:table-cell>
          <table:table-cell table:number-columns-repeated="2"/>
          <table:table-cell office:value-type="float" office:value="1175" calcext:value-type="float">
            <text:p>117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34685" calcext:value-type="float">
            <text:p>34685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33" calcext:value-type="float">
            <text:p>33533</text:p>
          </table:table-cell>
          <table:table-cell table:number-columns-repeated="2"/>
          <table:table-cell office:value-type="float" office:value="1175" calcext:value-type="float">
            <text:p>1175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34730" calcext:value-type="float">
            <text:p>3473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48" calcext:value-type="float">
            <text:p>33548</text:p>
          </table:table-cell>
          <table:table-cell table:number-columns-repeated="2"/>
          <table:table-cell office:value-type="float" office:value="1175" calcext:value-type="float">
            <text:p>1175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34849" calcext:value-type="float">
            <text:p>34849</text:p>
          </table:table-cell>
          <table:table-cell office:value-type="float" office:value="119" calcext:value-type="float">
            <text:p>1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61" calcext:value-type="float">
            <text:p>33561</text:p>
          </table:table-cell>
          <table:table-cell table:number-columns-repeated="2"/>
          <table:table-cell office:value-type="float" office:value="1175" calcext:value-type="float">
            <text:p>1175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35099" calcext:value-type="float">
            <text:p>35099</text:p>
          </table:table-cell>
          <table:table-cell office:value-type="float" office:value="250" calcext:value-type="float">
            <text:p>2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77" calcext:value-type="float">
            <text:p>33577</text:p>
          </table:table-cell>
          <table:table-cell table:number-columns-repeated="2"/>
          <table:table-cell office:value-type="float" office:value="1175" calcext:value-type="float">
            <text:p>1175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35419" calcext:value-type="float">
            <text:p>35419</text:p>
          </table:table-cell>
          <table:table-cell office:value-type="float" office:value="320" calcext:value-type="float">
            <text:p>3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90" calcext:value-type="float">
            <text:p>33590</text:p>
          </table:table-cell>
          <table:table-cell table:number-columns-repeated="2"/>
          <table:table-cell office:value-type="float" office:value="1176" calcext:value-type="float">
            <text:p>1176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35788" calcext:value-type="float">
            <text:p>35788</text:p>
          </table:table-cell>
          <table:table-cell office:value-type="float" office:value="369" calcext:value-type="float">
            <text:p>36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606" calcext:value-type="float">
            <text:p>33606</text:p>
          </table:table-cell>
          <table:table-cell table:number-columns-repeated="2"/>
          <table:table-cell office:value-type="float" office:value="1176" calcext:value-type="float">
            <text:p>1176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36241" calcext:value-type="float">
            <text:p>36241</text:p>
          </table:table-cell>
          <table:table-cell office:value-type="float" office:value="453" calcext:value-type="float">
            <text:p>4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620" calcext:value-type="float">
            <text:p>33620</text:p>
          </table:table-cell>
          <table:table-cell table:number-columns-repeated="2"/>
          <table:table-cell office:value-type="float" office:value="1176" calcext:value-type="float">
            <text:p>1176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36734" calcext:value-type="float">
            <text:p>36734</text:p>
          </table:table-cell>
          <table:table-cell office:value-type="float" office:value="493" calcext:value-type="float">
            <text:p>49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627" calcext:value-type="float">
            <text:p>33627</text:p>
          </table:table-cell>
          <table:table-cell table:number-columns-repeated="2"/>
          <table:table-cell office:value-type="float" office:value="1176" calcext:value-type="float">
            <text:p>1176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37249" calcext:value-type="float">
            <text:p>37249</text:p>
          </table:table-cell>
          <table:table-cell office:value-type="float" office:value="515" calcext:value-type="float">
            <text:p>5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635" calcext:value-type="float">
            <text:p>33635</text:p>
          </table:table-cell>
          <table:table-cell table:number-columns-repeated="2"/>
          <table:table-cell office:value-type="float" office:value="1176" calcext:value-type="float">
            <text:p>1176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float" office:value="37803" calcext:value-type="float">
            <text:p>37803</text:p>
          </table:table-cell>
          <table:table-cell office:value-type="float" office:value="554" calcext:value-type="float">
            <text:p>5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642" calcext:value-type="float">
            <text:p>33642</text:p>
          </table:table-cell>
          <table:table-cell table:number-columns-repeated="2"/>
          <table:table-cell office:value-type="float" office:value="1176" calcext:value-type="float">
            <text:p>117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float" office:value="38347" calcext:value-type="float">
            <text:p>38347</text:p>
          </table:table-cell>
          <table:table-cell office:value-type="float" office:value="544" calcext:value-type="float">
            <text:p>5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660" calcext:value-type="float">
            <text:p>33660</text:p>
          </table:table-cell>
          <table:table-cell table:number-columns-repeated="2"/>
          <table:table-cell office:value-type="float" office:value="1176" calcext:value-type="float">
            <text:p>1176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38986" calcext:value-type="float">
            <text:p>38986</text:p>
          </table:table-cell>
          <table:table-cell office:value-type="float" office:value="639" calcext:value-type="float">
            <text:p>63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669" calcext:value-type="float">
            <text:p>33669</text:p>
          </table:table-cell>
          <table:table-cell table:number-columns-repeated="2"/>
          <table:table-cell office:value-type="float" office:value="1176" calcext:value-type="float">
            <text:p>1176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39612" calcext:value-type="float">
            <text:p>39612</text:p>
          </table:table-cell>
          <table:table-cell office:value-type="float" office:value="626" calcext:value-type="float">
            <text:p>62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711" calcext:value-type="float">
            <text:p>33711</text:p>
          </table:table-cell>
          <table:table-cell table:number-columns-repeated="2"/>
          <table:table-cell office:value-type="float" office:value="1176" calcext:value-type="float">
            <text:p>1176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40231" calcext:value-type="float">
            <text:p>40231</text:p>
          </table:table-cell>
          <table:table-cell office:value-type="float" office:value="619" calcext:value-type="float">
            <text:p>6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827" calcext:value-type="float">
            <text:p>33827</text:p>
          </table:table-cell>
          <table:table-cell table:number-columns-repeated="2"/>
          <table:table-cell office:value-type="float" office:value="1176" calcext:value-type="float">
            <text:p>1176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40890" calcext:value-type="float">
            <text:p>40890</text:p>
          </table:table-cell>
          <table:table-cell office:value-type="float" office:value="659" calcext:value-type="float">
            <text:p>6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069" calcext:value-type="float">
            <text:p>34069</text:p>
          </table:table-cell>
          <table:table-cell table:number-columns-repeated="2"/>
          <table:table-cell office:value-type="float" office:value="1176" calcext:value-type="float">
            <text:p>1176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41496" calcext:value-type="float">
            <text:p>41496</text:p>
          </table:table-cell>
          <table:table-cell office:value-type="float" office:value="606" calcext:value-type="float">
            <text:p>60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370" calcext:value-type="float">
            <text:p>34370</text:p>
          </table:table-cell>
          <table:table-cell table:number-columns-repeated="2"/>
          <table:table-cell office:value-type="float" office:value="1176" calcext:value-type="float">
            <text:p>1176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42098" calcext:value-type="float">
            <text:p>42098</text:p>
          </table:table-cell>
          <table:table-cell office:value-type="float" office:value="602" calcext:value-type="float">
            <text:p>6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710" calcext:value-type="float">
            <text:p>34710</text:p>
          </table:table-cell>
          <table:table-cell table:number-columns-repeated="2"/>
          <table:table-cell office:value-type="float" office:value="1176" calcext:value-type="float">
            <text:p>1176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42689" calcext:value-type="float">
            <text:p>42689</text:p>
          </table:table-cell>
          <table:table-cell office:value-type="float" office:value="591" calcext:value-type="float">
            <text:p>59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139" calcext:value-type="float">
            <text:p>35139</text:p>
          </table:table-cell>
          <table:table-cell table:number-columns-repeated="2"/>
          <table:table-cell office:value-type="float" office:value="1176" calcext:value-type="float">
            <text:p>1176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43231" calcext:value-type="float">
            <text:p>43231</text:p>
          </table:table-cell>
          <table:table-cell office:value-type="float" office:value="542" calcext:value-type="float">
            <text:p>54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609" calcext:value-type="float">
            <text:p>35609</text:p>
          </table:table-cell>
          <table:table-cell table:number-columns-repeated="2"/>
          <table:table-cell office:value-type="float" office:value="1176" calcext:value-type="float">
            <text:p>1176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43770" calcext:value-type="float">
            <text:p>43770</text:p>
          </table:table-cell>
          <table:table-cell office:value-type="float" office:value="539" calcext:value-type="float">
            <text:p>53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096" calcext:value-type="float">
            <text:p>36096</text:p>
          </table:table-cell>
          <table:table-cell table:number-columns-repeated="2"/>
          <table:table-cell office:value-type="float" office:value="1177" calcext:value-type="float">
            <text:p>1177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44303" calcext:value-type="float">
            <text:p>44303</text:p>
          </table:table-cell>
          <table:table-cell office:value-type="float" office:value="533" calcext:value-type="float">
            <text:p>53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618" calcext:value-type="float">
            <text:p>36618</text:p>
          </table:table-cell>
          <table:table-cell table:number-columns-repeated="2"/>
          <table:table-cell office:value-type="float" office:value="1179" calcext:value-type="float">
            <text:p>1179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44843" calcext:value-type="float">
            <text:p>44843</text:p>
          </table:table-cell>
          <table:table-cell office:value-type="float" office:value="540" calcext:value-type="float">
            <text:p>5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43" calcext:value-type="float">
            <text:p>37143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45278" calcext:value-type="float">
            <text:p>45278</text:p>
          </table:table-cell>
          <table:table-cell office:value-type="float" office:value="435" calcext:value-type="float">
            <text:p>4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755" calcext:value-type="float">
            <text:p>37755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45731" calcext:value-type="float">
            <text:p>45731</text:p>
          </table:table-cell>
          <table:table-cell office:value-type="float" office:value="453" calcext:value-type="float">
            <text:p>4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69" calcext:value-type="float">
            <text:p>38369</text:p>
          </table:table-cell>
          <table:table-cell table:number-columns-repeated="2"/>
          <table:table-cell office:value-type="float" office:value="1192" calcext:value-type="float">
            <text:p>1192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float" office:value="46170" calcext:value-type="float">
            <text:p>46170</text:p>
          </table:table-cell>
          <table:table-cell office:value-type="float" office:value="439" calcext:value-type="float">
            <text:p>43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954" calcext:value-type="float">
            <text:p>38954</text:p>
          </table:table-cell>
          <table:table-cell table:number-columns-repeated="2"/>
          <table:table-cell office:value-type="float" office:value="1202" calcext:value-type="float">
            <text:p>1202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46555" calcext:value-type="float">
            <text:p>46555</text:p>
          </table:table-cell>
          <table:table-cell office:value-type="float" office:value="385" calcext:value-type="float">
            <text:p>38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576" calcext:value-type="float">
            <text:p>39576</text:p>
          </table:table-cell>
          <table:table-cell table:number-columns-repeated="2"/>
          <table:table-cell office:value-type="float" office:value="1213" calcext:value-type="float">
            <text:p>1213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46905" calcext:value-type="float">
            <text:p>46905</text:p>
          </table:table-cell>
          <table:table-cell office:value-type="float" office:value="350" calcext:value-type="float">
            <text:p>3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155" calcext:value-type="float">
            <text:p>40155</text:p>
          </table:table-cell>
          <table:table-cell table:number-columns-repeated="2"/>
          <table:table-cell office:value-type="float" office:value="1219" calcext:value-type="float">
            <text:p>1219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47246" calcext:value-type="float">
            <text:p>47246</text:p>
          </table:table-cell>
          <table:table-cell office:value-type="float" office:value="341" calcext:value-type="float">
            <text:p>34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734" calcext:value-type="float">
            <text:p>40734</text:p>
          </table:table-cell>
          <table:table-cell table:number-columns-repeated="2"/>
          <table:table-cell office:value-type="float" office:value="1225" calcext:value-type="float">
            <text:p>1225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47551" calcext:value-type="float">
            <text:p>47551</text:p>
          </table:table-cell>
          <table:table-cell office:value-type="float" office:value="305" calcext:value-type="float">
            <text:p>30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1292" calcext:value-type="float">
            <text:p>41292</text:p>
          </table:table-cell>
          <table:table-cell table:number-columns-repeated="2"/>
          <table:table-cell office:value-type="float" office:value="1233" calcext:value-type="float">
            <text:p>1233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47831" calcext:value-type="float">
            <text:p>47831</text:p>
          </table:table-cell>
          <table:table-cell office:value-type="float" office:value="280" calcext:value-type="float">
            <text:p>28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1799" calcext:value-type="float">
            <text:p>41799</text:p>
          </table:table-cell>
          <table:table-cell table:number-columns-repeated="2"/>
          <table:table-cell office:value-type="float" office:value="1247" calcext:value-type="float">
            <text:p>1247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48072" calcext:value-type="float">
            <text:p>48072</text:p>
          </table:table-cell>
          <table:table-cell office:value-type="float" office:value="241" calcext:value-type="float">
            <text:p>24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2321" calcext:value-type="float">
            <text:p>4232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48322" calcext:value-type="float">
            <text:p>48322</text:p>
          </table:table-cell>
          <table:table-cell office:value-type="float" office:value="250" calcext:value-type="float">
            <text:p>2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2835" calcext:value-type="float">
            <text:p>42835</text:p>
          </table:table-cell>
          <table:table-cell table:number-columns-repeated="2"/>
          <table:table-cell office:value-type="float" office:value="1279" calcext:value-type="float">
            <text:p>1279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48563" calcext:value-type="float">
            <text:p>48563</text:p>
          </table:table-cell>
          <table:table-cell office:value-type="float" office:value="241" calcext:value-type="float">
            <text:p>24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3351" calcext:value-type="float">
            <text:p>43351</text:p>
          </table:table-cell>
          <table:table-cell table:number-columns-repeated="2"/>
          <table:table-cell office:value-type="float" office:value="1298" calcext:value-type="float">
            <text:p>1298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48789" calcext:value-type="float">
            <text:p>48789</text:p>
          </table:table-cell>
          <table:table-cell office:value-type="float" office:value="226" calcext:value-type="float">
            <text:p>22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3777" calcext:value-type="float">
            <text:p>43777</text:p>
          </table:table-cell>
          <table:table-cell table:number-columns-repeated="2"/>
          <table:table-cell office:value-type="float" office:value="1315" calcext:value-type="float">
            <text:p>1315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48989" calcext:value-type="float">
            <text:p>48989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4194" calcext:value-type="float">
            <text:p>44194</text:p>
          </table:table-cell>
          <table:table-cell table:number-columns-repeated="2"/>
          <table:table-cell office:value-type="float" office:value="1334" calcext:value-type="float">
            <text:p>1334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49160" calcext:value-type="float">
            <text:p>49160</text:p>
          </table:table-cell>
          <table:table-cell office:value-type="float" office:value="171" calcext:value-type="float">
            <text:p>17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4619" calcext:value-type="float">
            <text:p>44619</text:p>
          </table:table-cell>
          <table:table-cell table:number-columns-repeated="2"/>
          <table:table-cell office:value-type="float" office:value="1351" calcext:value-type="float">
            <text:p>1351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49331" calcext:value-type="float">
            <text:p>49331</text:p>
          </table:table-cell>
          <table:table-cell office:value-type="float" office:value="171" calcext:value-type="float">
            <text:p>17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5000" calcext:value-type="float">
            <text:p>45000</text:p>
          </table:table-cell>
          <table:table-cell table:number-columns-repeated="2"/>
          <table:table-cell office:value-type="float" office:value="1375" calcext:value-type="float">
            <text:p>1375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49493" calcext:value-type="float">
            <text:p>49493</text:p>
          </table:table-cell>
          <table:table-cell office:value-type="float" office:value="162" calcext:value-type="float">
            <text:p>16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5339" calcext:value-type="float">
            <text:p>45339</text:p>
          </table:table-cell>
          <table:table-cell table:number-columns-repeated="2"/>
          <table:table-cell office:value-type="float" office:value="1386" calcext:value-type="float">
            <text:p>1386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49645" calcext:value-type="float">
            <text:p>49645</text:p>
          </table:table-cell>
          <table:table-cell office:value-type="float" office:value="152" calcext:value-type="float">
            <text:p>1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5684" calcext:value-type="float">
            <text:p>45684</text:p>
          </table:table-cell>
          <table:table-cell table:number-columns-repeated="2"/>
          <table:table-cell office:value-type="float" office:value="1401" calcext:value-type="float">
            <text:p>140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49769" calcext:value-type="float">
            <text:p>49769</text:p>
          </table:table-cell>
          <table:table-cell office:value-type="float" office:value="124" calcext:value-type="float">
            <text:p>1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5997" calcext:value-type="float">
            <text:p>45997</text:p>
          </table:table-cell>
          <table:table-cell table:number-columns-repeated="2"/>
          <table:table-cell office:value-type="float" office:value="1416" calcext:value-type="float">
            <text:p>1416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49903" calcext:value-type="float">
            <text:p>49903</text:p>
          </table:table-cell>
          <table:table-cell office:value-type="float" office:value="134" calcext:value-type="float">
            <text:p>13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266" calcext:value-type="float">
            <text:p>46266</text:p>
          </table:table-cell>
          <table:table-cell table:number-columns-repeated="2"/>
          <table:table-cell office:value-type="float" office:value="1433" calcext:value-type="float">
            <text:p>1433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50006" calcext:value-type="float">
            <text:p>50006</text:p>
          </table:table-cell>
          <table:table-cell office:value-type="float" office:value="103" calcext:value-type="float">
            <text:p>1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525" calcext:value-type="float">
            <text:p>46525</text:p>
          </table:table-cell>
          <table:table-cell table:number-columns-repeated="2"/>
          <table:table-cell office:value-type="float" office:value="1458" calcext:value-type="float">
            <text:p>1458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50087" calcext:value-type="float">
            <text:p>50087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787" calcext:value-type="float">
            <text:p>46787</text:p>
          </table:table-cell>
          <table:table-cell table:number-columns-repeated="2"/>
          <table:table-cell office:value-type="float" office:value="1473" calcext:value-type="float">
            <text:p>1473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50190" calcext:value-type="float">
            <text:p>50190</text:p>
          </table:table-cell>
          <table:table-cell office:value-type="float" office:value="103" calcext:value-type="float">
            <text:p>1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7036" calcext:value-type="float">
            <text:p>47036</text:p>
          </table:table-cell>
          <table:table-cell table:number-columns-repeated="2"/>
          <table:table-cell office:value-type="float" office:value="1489" calcext:value-type="float">
            <text:p>1489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50286" calcext:value-type="float">
            <text:p>50286</text:p>
          </table:table-cell>
          <table:table-cell office:value-type="float" office:value="96" calcext:value-type="float">
            <text:p>9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7266" calcext:value-type="float">
            <text:p>47266</text:p>
          </table:table-cell>
          <table:table-cell table:number-columns-repeated="2"/>
          <table:table-cell office:value-type="float" office:value="1506" calcext:value-type="float">
            <text:p>1506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50355" calcext:value-type="float">
            <text:p>50355</text:p>
          </table:table-cell>
          <table:table-cell office:value-type="float" office:value="69" calcext:value-type="float">
            <text:p>6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7473" calcext:value-type="float">
            <text:p>47473</text:p>
          </table:table-cell>
          <table:table-cell table:number-columns-repeated="2"/>
          <table:table-cell office:value-type="float" office:value="1516" calcext:value-type="float">
            <text:p>1516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50444" calcext:value-type="float">
            <text:p>50444</text:p>
          </table:table-cell>
          <table:table-cell office:value-type="float" office:value="89" calcext:value-type="float">
            <text:p>8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7651" calcext:value-type="float">
            <text:p>47651</text:p>
          </table:table-cell>
          <table:table-cell table:number-columns-repeated="2"/>
          <table:table-cell office:value-type="float" office:value="1526" calcext:value-type="float">
            <text:p>1526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50519" calcext:value-type="float">
            <text:p>50519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7831" calcext:value-type="float">
            <text:p>47831</text:p>
          </table:table-cell>
          <table:table-cell table:number-columns-repeated="2"/>
          <table:table-cell office:value-type="float" office:value="1541" calcext:value-type="float">
            <text:p>1541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50585" calcext:value-type="float">
            <text:p>50585</text:p>
          </table:table-cell>
          <table:table-cell office:value-type="float" office:value="66" calcext:value-type="float">
            <text:p>6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7998" calcext:value-type="float">
            <text:p>47998</text:p>
          </table:table-cell>
          <table:table-cell table:number-columns-repeated="2"/>
          <table:table-cell office:value-type="float" office:value="1549" calcext:value-type="float">
            <text:p>1549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50643" calcext:value-type="float">
            <text:p>50643</text:p>
          </table:table-cell>
          <table:table-cell office:value-type="float" office:value="58" calcext:value-type="float">
            <text:p>5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151" calcext:value-type="float">
            <text:p>48151</text:p>
          </table:table-cell>
          <table:table-cell table:number-columns-repeated="2"/>
          <table:table-cell office:value-type="float" office:value="1555" calcext:value-type="float">
            <text:p>1555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50691" calcext:value-type="float">
            <text:p>50691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278" calcext:value-type="float">
            <text:p>48278</text:p>
          </table:table-cell>
          <table:table-cell table:number-columns-repeated="2"/>
          <table:table-cell office:value-type="float" office:value="1560" calcext:value-type="float">
            <text:p>1560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50745" calcext:value-type="float">
            <text:p>50745</text:p>
          </table:table-cell>
          <table:table-cell office:value-type="float" office:value="54" calcext:value-type="float">
            <text:p>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412" calcext:value-type="float">
            <text:p>48412</text:p>
          </table:table-cell>
          <table:table-cell table:number-columns-repeated="2"/>
          <table:table-cell office:value-type="float" office:value="1566" calcext:value-type="float">
            <text:p>1566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50788" calcext:value-type="float">
            <text:p>50788</text:p>
          </table:table-cell>
          <table:table-cell office:value-type="float" office:value="43" calcext:value-type="float">
            <text:p>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518" calcext:value-type="float">
            <text:p>48518</text:p>
          </table:table-cell>
          <table:table-cell table:number-columns-repeated="2"/>
          <table:table-cell office:value-type="float" office:value="1569" calcext:value-type="float">
            <text:p>1569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50830" calcext:value-type="float">
            <text:p>50830</text:p>
          </table:table-cell>
          <table:table-cell office:value-type="float" office:value="42" calcext:value-type="float">
            <text:p>4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603" calcext:value-type="float">
            <text:p>48603</text:p>
          </table:table-cell>
          <table:table-cell table:number-columns-repeated="2"/>
          <table:table-cell office:value-type="float" office:value="1574" calcext:value-type="float">
            <text:p>1574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50858" calcext:value-type="float">
            <text:p>50858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708" calcext:value-type="float">
            <text:p>48708</text:p>
          </table:table-cell>
          <table:table-cell table:number-columns-repeated="2"/>
          <table:table-cell office:value-type="float" office:value="1579" calcext:value-type="float">
            <text:p>1579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50897" calcext:value-type="float">
            <text:p>50897</text:p>
          </table:table-cell>
          <table:table-cell office:value-type="float" office:value="39" calcext:value-type="float">
            <text:p>3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809" calcext:value-type="float">
            <text:p>48809</text:p>
          </table:table-cell>
          <table:table-cell table:number-columns-repeated="2"/>
          <table:table-cell office:value-type="float" office:value="1583" calcext:value-type="float">
            <text:p>1583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float" office:value="50930" calcext:value-type="float">
            <text:p>50930</text:p>
          </table:table-cell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883" calcext:value-type="float">
            <text:p>48883</text:p>
          </table:table-cell>
          <table:table-cell table:number-columns-repeated="2"/>
          <table:table-cell office:value-type="float" office:value="1590" calcext:value-type="float">
            <text:p>1590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float" office:value="50968" calcext:value-type="float">
            <text:p>50968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971" calcext:value-type="float">
            <text:p>48971</text:p>
          </table:table-cell>
          <table:table-cell table:number-columns-repeated="2"/>
          <table:table-cell office:value-type="float" office:value="1595" calcext:value-type="float">
            <text:p>1595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office:value-type="float" office:value="50994" calcext:value-type="float">
            <text:p>50994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054" calcext:value-type="float">
            <text:p>49054</text:p>
          </table:table-cell>
          <table:table-cell table:number-columns-repeated="2"/>
          <table:table-cell office:value-type="float" office:value="1596" calcext:value-type="float">
            <text:p>1596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float" office:value="51018" calcext:value-type="float">
            <text:p>51018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117" calcext:value-type="float">
            <text:p>49117</text:p>
          </table:table-cell>
          <table:table-cell table:number-columns-repeated="2"/>
          <table:table-cell office:value-type="float" office:value="1599" calcext:value-type="float">
            <text:p>1599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float" office:value="51037" calcext:value-type="float">
            <text:p>51037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175" calcext:value-type="float">
            <text:p>49175</text:p>
          </table:table-cell>
          <table:table-cell table:number-columns-repeated="2"/>
          <table:table-cell office:value-type="float" office:value="1601" calcext:value-type="float">
            <text:p>1601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office:value-type="float" office:value="51067" calcext:value-type="float">
            <text:p>51067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220" calcext:value-type="float">
            <text:p>49220</text:p>
          </table:table-cell>
          <table:table-cell table:number-columns-repeated="2"/>
          <table:table-cell office:value-type="float" office:value="1604" calcext:value-type="float">
            <text:p>1604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float" office:value="51085" calcext:value-type="float">
            <text:p>51085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271" calcext:value-type="float">
            <text:p>49271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float" office:value="51109" calcext:value-type="float">
            <text:p>51109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315" calcext:value-type="float">
            <text:p>49315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float" office:value="51119" calcext:value-type="float">
            <text:p>51119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361" calcext:value-type="float">
            <text:p>49361</text:p>
          </table:table-cell>
          <table:table-cell table:number-columns-repeated="2"/>
          <table:table-cell office:value-type="float" office:value="1607" calcext:value-type="float">
            <text:p>1607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float" office:value="51131" calcext:value-type="float">
            <text:p>51131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388" calcext:value-type="float">
            <text:p>49388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float" office:value="51146" calcext:value-type="float">
            <text:p>51146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428" calcext:value-type="float">
            <text:p>49428</text:p>
          </table:table-cell>
          <table:table-cell table:number-columns-repeated="2"/>
          <table:table-cell office:value-type="float" office:value="1611" calcext:value-type="float">
            <text:p>1611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float" office:value="51152" calcext:value-type="float">
            <text:p>5115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462" calcext:value-type="float">
            <text:p>49462</text:p>
          </table:table-cell>
          <table:table-cell table:number-columns-repeated="2"/>
          <table:table-cell office:value-type="float" office:value="1611" calcext:value-type="float">
            <text:p>1611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office:value-type="float" office:value="51179" calcext:value-type="float">
            <text:p>51179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503" calcext:value-type="float">
            <text:p>49503</text:p>
          </table:table-cell>
          <table:table-cell table:number-columns-repeated="2"/>
          <table:table-cell office:value-type="float" office:value="1612" calcext:value-type="float">
            <text:p>1612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float" office:value="51209" calcext:value-type="float">
            <text:p>51209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530" calcext:value-type="float">
            <text:p>49530</text:p>
          </table:table-cell>
          <table:table-cell table:number-columns-repeated="2"/>
          <table:table-cell office:value-type="float" office:value="1612" calcext:value-type="float">
            <text:p>1612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office:value-type="float" office:value="51293" calcext:value-type="float">
            <text:p>51293</text:p>
          </table:table-cell>
          <table:table-cell office:value-type="float" office:value="84" calcext:value-type="float">
            <text:p>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554" calcext:value-type="float">
            <text:p>49554</text:p>
          </table:table-cell>
          <table:table-cell table:number-columns-repeated="2"/>
          <table:table-cell office:value-type="float" office:value="1613" calcext:value-type="float">
            <text:p>1613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float" office:value="51410" calcext:value-type="float">
            <text:p>51410</text:p>
          </table:table-cell>
          <table:table-cell office:value-type="float" office:value="117" calcext:value-type="float">
            <text:p>1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572" calcext:value-type="float">
            <text:p>49572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float" office:value="51568" calcext:value-type="float">
            <text:p>51568</text:p>
          </table:table-cell>
          <table:table-cell office:value-type="float" office:value="158" calcext:value-type="float">
            <text:p>15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604" calcext:value-type="float">
            <text:p>49604</text:p>
          </table:table-cell>
          <table:table-cell table:number-columns-repeated="2"/>
          <table:table-cell office:value-type="float" office:value="1616" calcext:value-type="float">
            <text:p>1616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float" office:value="51782" calcext:value-type="float">
            <text:p>51782</text:p>
          </table:table-cell>
          <table:table-cell office:value-type="float" office:value="214" calcext:value-type="float">
            <text:p>2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621" calcext:value-type="float">
            <text:p>49621</text:p>
          </table:table-cell>
          <table:table-cell table:number-columns-repeated="2"/>
          <table:table-cell office:value-type="float" office:value="1617" calcext:value-type="float">
            <text:p>1617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float" office:value="52075" calcext:value-type="float">
            <text:p>52075</text:p>
          </table:table-cell>
          <table:table-cell office:value-type="float" office:value="293" calcext:value-type="float">
            <text:p>29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648" calcext:value-type="float">
            <text:p>49648</text:p>
          </table:table-cell>
          <table:table-cell table:number-columns-repeated="2"/>
          <table:table-cell office:value-type="float" office:value="1617" calcext:value-type="float">
            <text:p>1617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office:value-type="float" office:value="52369" calcext:value-type="float">
            <text:p>52369</text:p>
          </table:table-cell>
          <table:table-cell office:value-type="float" office:value="294" calcext:value-type="float">
            <text:p>29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658" calcext:value-type="float">
            <text:p>49658</text:p>
          </table:table-cell>
          <table:table-cell table:number-columns-repeated="2"/>
          <table:table-cell office:value-type="float" office:value="1617" calcext:value-type="float">
            <text:p>1617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office:value-type="float" office:value="52719" calcext:value-type="float">
            <text:p>52719</text:p>
          </table:table-cell>
          <table:table-cell office:value-type="float" office:value="350" calcext:value-type="float">
            <text:p>3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671" calcext:value-type="float">
            <text:p>49671</text:p>
          </table:table-cell>
          <table:table-cell table:number-columns-repeated="2"/>
          <table:table-cell office:value-type="float" office:value="1618" calcext:value-type="float">
            <text:p>1618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office:value-type="float" office:value="53117" calcext:value-type="float">
            <text:p>53117</text:p>
          </table:table-cell>
          <table:table-cell office:value-type="float" office:value="398" calcext:value-type="float">
            <text:p>39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685" calcext:value-type="float">
            <text:p>49685</text:p>
          </table:table-cell>
          <table:table-cell table:number-columns-repeated="2"/>
          <table:table-cell office:value-type="float" office:value="1618" calcext:value-type="float">
            <text:p>1618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office:value-type="float" office:value="53573" calcext:value-type="float">
            <text:p>53573</text:p>
          </table:table-cell>
          <table:table-cell office:value-type="float" office:value="456" calcext:value-type="float">
            <text:p>45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692" calcext:value-type="float">
            <text:p>49692</text:p>
          </table:table-cell>
          <table:table-cell table:number-columns-repeated="2"/>
          <table:table-cell office:value-type="float" office:value="1618" calcext:value-type="float">
            <text:p>1618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office:value-type="float" office:value="54022" calcext:value-type="float">
            <text:p>54022</text:p>
          </table:table-cell>
          <table:table-cell office:value-type="float" office:value="449" calcext:value-type="float">
            <text:p>4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718" calcext:value-type="float">
            <text:p>49718</text:p>
          </table:table-cell>
          <table:table-cell table:number-columns-repeated="2"/>
          <table:table-cell office:value-type="float" office:value="1618" calcext:value-type="float">
            <text:p>1618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office:value-type="float" office:value="54483" calcext:value-type="float">
            <text:p>54483</text:p>
          </table:table-cell>
          <table:table-cell office:value-type="float" office:value="461" calcext:value-type="float">
            <text:p>46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749" calcext:value-type="float">
            <text:p>49749</text:p>
          </table:table-cell>
          <table:table-cell table:number-columns-repeated="2"/>
          <table:table-cell office:value-type="float" office:value="1618" calcext:value-type="float">
            <text:p>1618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office:value-type="float" office:value="54991" calcext:value-type="float">
            <text:p>54991</text:p>
          </table:table-cell>
          <table:table-cell office:value-type="float" office:value="508" calcext:value-type="float">
            <text:p>50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831" calcext:value-type="float">
            <text:p>49831</text:p>
          </table:table-cell>
          <table:table-cell table:number-columns-repeated="2"/>
          <table:table-cell office:value-type="float" office:value="1618" calcext:value-type="float">
            <text:p>1618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float" office:value="55543" calcext:value-type="float">
            <text:p>55543</text:p>
          </table:table-cell>
          <table:table-cell office:value-type="float" office:value="552" calcext:value-type="float">
            <text:p>5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944" calcext:value-type="float">
            <text:p>49944</text:p>
          </table:table-cell>
          <table:table-cell table:number-columns-repeated="2"/>
          <table:table-cell office:value-type="float" office:value="1620" calcext:value-type="float">
            <text:p>1620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office:value-type="float" office:value="56104" calcext:value-type="float">
            <text:p>56104</text:p>
          </table:table-cell>
          <table:table-cell office:value-type="float" office:value="561" calcext:value-type="float">
            <text:p>56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097" calcext:value-type="float">
            <text:p>50097</text:p>
          </table:table-cell>
          <table:table-cell table:number-columns-repeated="2"/>
          <table:table-cell office:value-type="float" office:value="1620" calcext:value-type="float">
            <text:p>1620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float" office:value="56679" calcext:value-type="float">
            <text:p>56679</text:p>
          </table:table-cell>
          <table:table-cell office:value-type="float" office:value="575" calcext:value-type="float">
            <text:p>5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300" calcext:value-type="float">
            <text:p>50300</text:p>
          </table:table-cell>
          <table:table-cell table:number-columns-repeated="2"/>
          <table:table-cell office:value-type="float" office:value="1621" calcext:value-type="float">
            <text:p>1621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office:value-type="float" office:value="57210" calcext:value-type="float">
            <text:p>57210</text:p>
          </table:table-cell>
          <table:table-cell office:value-type="float" office:value="531" calcext:value-type="float">
            <text:p>53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574" calcext:value-type="float">
            <text:p>50574</text:p>
          </table:table-cell>
          <table:table-cell table:number-columns-repeated="2"/>
          <table:table-cell office:value-type="float" office:value="1621" calcext:value-type="float">
            <text:p>1621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float" office:value="57753" calcext:value-type="float">
            <text:p>57753</text:p>
          </table:table-cell>
          <table:table-cell office:value-type="float" office:value="543" calcext:value-type="float">
            <text:p>5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858" calcext:value-type="float">
            <text:p>50858</text:p>
          </table:table-cell>
          <table:table-cell table:number-columns-repeated="2"/>
          <table:table-cell office:value-type="float" office:value="1621" calcext:value-type="float">
            <text:p>1621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office:value-type="float" office:value="58285" calcext:value-type="float">
            <text:p>58285</text:p>
          </table:table-cell>
          <table:table-cell office:value-type="float" office:value="532" calcext:value-type="float">
            <text:p>5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200" calcext:value-type="float">
            <text:p>51200</text:p>
          </table:table-cell>
          <table:table-cell table:number-columns-repeated="2"/>
          <table:table-cell office:value-type="float" office:value="1621" calcext:value-type="float">
            <text:p>1621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office:value-type="float" office:value="58825" calcext:value-type="float">
            <text:p>58825</text:p>
          </table:table-cell>
          <table:table-cell office:value-type="float" office:value="540" calcext:value-type="float">
            <text:p>5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582" calcext:value-type="float">
            <text:p>51582</text:p>
          </table:table-cell>
          <table:table-cell table:number-columns-repeated="2"/>
          <table:table-cell office:value-type="float" office:value="1622" calcext:value-type="float">
            <text:p>1622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office:value-type="float" office:value="59308" calcext:value-type="float">
            <text:p>59308</text:p>
          </table:table-cell>
          <table:table-cell office:value-type="float" office:value="483" calcext:value-type="float">
            <text:p>48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2017" calcext:value-type="float">
            <text:p>52017</text:p>
          </table:table-cell>
          <table:table-cell table:number-columns-repeated="2"/>
          <table:table-cell office:value-type="float" office:value="1624" calcext:value-type="float">
            <text:p>1624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office:value-type="float" office:value="59783" calcext:value-type="float">
            <text:p>59783</text:p>
          </table:table-cell>
          <table:table-cell office:value-type="float" office:value="475" calcext:value-type="float">
            <text:p>4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2444" calcext:value-type="float">
            <text:p>52444</text:p>
          </table:table-cell>
          <table:table-cell table:number-columns-repeated="2"/>
          <table:table-cell office:value-type="float" office:value="1624" calcext:value-type="float">
            <text:p>1624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office:value-type="float" office:value="60244" calcext:value-type="float">
            <text:p>60244</text:p>
          </table:table-cell>
          <table:table-cell office:value-type="float" office:value="461" calcext:value-type="float">
            <text:p>46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2896" calcext:value-type="float">
            <text:p>52896</text:p>
          </table:table-cell>
          <table:table-cell table:number-columns-repeated="2"/>
          <table:table-cell office:value-type="float" office:value="1628" calcext:value-type="float">
            <text:p>1628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office:value-type="float" office:value="60690" calcext:value-type="float">
            <text:p>60690</text:p>
          </table:table-cell>
          <table:table-cell office:value-type="float" office:value="446" calcext:value-type="float">
            <text:p>4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391" calcext:value-type="float">
            <text:p>53391</text:p>
          </table:table-cell>
          <table:table-cell table:number-columns-repeated="2"/>
          <table:table-cell office:value-type="float" office:value="1635" calcext:value-type="float">
            <text:p>1635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office:value-type="float" office:value="61103" calcext:value-type="float">
            <text:p>61103</text:p>
          </table:table-cell>
          <table:table-cell office:value-type="float" office:value="413" calcext:value-type="float">
            <text:p>4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919" calcext:value-type="float">
            <text:p>53919</text:p>
          </table:table-cell>
          <table:table-cell table:number-columns-repeated="2"/>
          <table:table-cell office:value-type="float" office:value="1638" calcext:value-type="float">
            <text:p>1638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office:value-type="float" office:value="61528" calcext:value-type="float">
            <text:p>61528</text:p>
          </table:table-cell>
          <table:table-cell office:value-type="float" office:value="425" calcext:value-type="float">
            <text:p>4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453" calcext:value-type="float">
            <text:p>54453</text:p>
          </table:table-cell>
          <table:table-cell table:number-columns-repeated="2"/>
          <table:table-cell office:value-type="float" office:value="1640" calcext:value-type="float">
            <text:p>1640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office:value-type="float" office:value="61946" calcext:value-type="float">
            <text:p>61946</text:p>
          </table:table-cell>
          <table:table-cell office:value-type="float" office:value="418" calcext:value-type="float">
            <text:p>4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5014" calcext:value-type="float">
            <text:p>55014</text:p>
          </table:table-cell>
          <table:table-cell table:number-columns-repeated="2"/>
          <table:table-cell office:value-type="float" office:value="1646" calcext:value-type="float">
            <text:p>1646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office:value-type="float" office:value="62308" calcext:value-type="float">
            <text:p>62308</text:p>
          </table:table-cell>
          <table:table-cell office:value-type="float" office:value="362" calcext:value-type="float">
            <text:p>36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5522" calcext:value-type="float">
            <text:p>55522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office:value-type="float" office:value="62641" calcext:value-type="float">
            <text:p>62641</text:p>
          </table:table-cell>
          <table:table-cell office:value-type="float" office:value="333" calcext:value-type="float">
            <text:p>33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6044" calcext:value-type="float">
            <text:p>56044</text:p>
          </table:table-cell>
          <table:table-cell table:number-columns-repeated="2"/>
          <table:table-cell office:value-type="float" office:value="1666" calcext:value-type="float">
            <text:p>1666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office:value-type="float" office:value="62966" calcext:value-type="float">
            <text:p>62966</text:p>
          </table:table-cell>
          <table:table-cell office:value-type="float" office:value="325" calcext:value-type="float">
            <text:p>3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6565" calcext:value-type="float">
            <text:p>56565</text:p>
          </table:table-cell>
          <table:table-cell table:number-columns-repeated="2"/>
          <table:table-cell office:value-type="float" office:value="1672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office:value-type="float" office:value="63277" calcext:value-type="float">
            <text:p>63277</text:p>
          </table:table-cell>
          <table:table-cell office:value-type="float" office:value="311" calcext:value-type="float">
            <text:p>3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7093" calcext:value-type="float">
            <text:p>57093</text:p>
          </table:table-cell>
          <table:table-cell table:number-columns-repeated="2"/>
          <table:table-cell office:value-type="float" office:value="1682" calcext:value-type="float">
            <text:p>1682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office:value-type="float" office:value="63565" calcext:value-type="float">
            <text:p>63565</text:p>
          </table:table-cell>
          <table:table-cell office:value-type="float" office:value="288" calcext:value-type="float">
            <text:p>28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7564" calcext:value-type="float">
            <text:p>57564</text:p>
          </table:table-cell>
          <table:table-cell table:number-columns-repeated="2"/>
          <table:table-cell office:value-type="float" office:value="1690" calcext:value-type="float">
            <text:p>1690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office:value-type="float" office:value="63876" calcext:value-type="float">
            <text:p>63876</text:p>
          </table:table-cell>
          <table:table-cell office:value-type="float" office:value="311" calcext:value-type="float">
            <text:p>3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019" calcext:value-type="float">
            <text:p>58019</text:p>
          </table:table-cell>
          <table:table-cell table:number-columns-repeated="2"/>
          <table:table-cell office:value-type="float" office:value="1704" calcext:value-type="float">
            <text:p>1704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office:value-type="float" office:value="64135" calcext:value-type="float">
            <text:p>64135</text:p>
          </table:table-cell>
          <table:table-cell office:value-type="float" office:value="259" calcext:value-type="float">
            <text:p>2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470" calcext:value-type="float">
            <text:p>58470</text:p>
          </table:table-cell>
          <table:table-cell table:number-columns-repeated="2"/>
          <table:table-cell office:value-type="float" office:value="1710" calcext:value-type="float">
            <text:p>171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office:value-type="float" office:value="64384" calcext:value-type="float">
            <text:p>64384</text:p>
          </table:table-cell>
          <table:table-cell office:value-type="float" office:value="249" calcext:value-type="float">
            <text:p>2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916" calcext:value-type="float">
            <text:p>58916</text:p>
          </table:table-cell>
          <table:table-cell table:number-columns-repeated="2"/>
          <table:table-cell office:value-type="float" office:value="1721" calcext:value-type="float">
            <text:p>172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office:value-type="float" office:value="64593" calcext:value-type="float">
            <text:p>64593</text:p>
          </table:table-cell>
          <table:table-cell office:value-type="float" office:value="209" calcext:value-type="float">
            <text:p>20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9326" calcext:value-type="float">
            <text:p>59326</text:p>
          </table:table-cell>
          <table:table-cell table:number-columns-repeated="2"/>
          <table:table-cell office:value-type="float" office:value="1732" calcext:value-type="float">
            <text:p>1732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office:value-type="float" office:value="64815" calcext:value-type="float">
            <text:p>64815</text:p>
          </table:table-cell>
          <table:table-cell office:value-type="float" office:value="222" calcext:value-type="float">
            <text:p>2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9724" calcext:value-type="float">
            <text:p>59724</text:p>
          </table:table-cell>
          <table:table-cell table:number-columns-repeated="2"/>
          <table:table-cell office:value-type="float" office:value="1739" calcext:value-type="float">
            <text:p>1739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office:value-type="float" office:value="65009" calcext:value-type="float">
            <text:p>65009</text:p>
          </table:table-cell>
          <table:table-cell office:value-type="float" office:value="194" calcext:value-type="float">
            <text:p>19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122" calcext:value-type="float">
            <text:p>60122</text:p>
          </table:table-cell>
          <table:table-cell table:number-columns-repeated="2"/>
          <table:table-cell office:value-type="float" office:value="1744" calcext:value-type="float">
            <text:p>174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65191" calcext:value-type="float">
            <text:p>65191</text:p>
          </table:table-cell>
          <table:table-cell office:value-type="float" office:value="182" calcext:value-type="float">
            <text:p>18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466" calcext:value-type="float">
            <text:p>60466</text:p>
          </table:table-cell>
          <table:table-cell table:number-columns-repeated="2"/>
          <table:table-cell office:value-type="float" office:value="1761" calcext:value-type="float">
            <text:p>176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65369" calcext:value-type="float">
            <text:p>65369</text:p>
          </table:table-cell>
          <table:table-cell office:value-type="float" office:value="178" calcext:value-type="float">
            <text:p>17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790" calcext:value-type="float">
            <text:p>60790</text:p>
          </table:table-cell>
          <table:table-cell table:number-columns-repeated="2"/>
          <table:table-cell office:value-type="float" office:value="1776" calcext:value-type="float">
            <text:p>1776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office:value-type="float" office:value="65519" calcext:value-type="float">
            <text:p>65519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1098" calcext:value-type="float">
            <text:p>61098</text:p>
          </table:table-cell>
          <table:table-cell table:number-columns-repeated="2"/>
          <table:table-cell office:value-type="float" office:value="1786" calcext:value-type="float">
            <text:p>1786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float" office:value="65664" calcext:value-type="float">
            <text:p>65664</text:p>
          </table:table-cell>
          <table:table-cell office:value-type="float" office:value="145" calcext:value-type="float">
            <text:p>14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1397" calcext:value-type="float">
            <text:p>61397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office:value-type="float" office:value="65812" calcext:value-type="float">
            <text:p>65812</text:p>
          </table:table-cell>
          <table:table-cell office:value-type="float" office:value="148" calcext:value-type="float">
            <text:p>1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1676" calcext:value-type="float">
            <text:p>61676</text:p>
          </table:table-cell>
          <table:table-cell table:number-columns-repeated="2"/>
          <table:table-cell office:value-type="float" office:value="1802" calcext:value-type="float">
            <text:p>1802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office:value-type="float" office:value="65925" calcext:value-type="float">
            <text:p>65925</text:p>
          </table:table-cell>
          <table:table-cell office:value-type="float" office:value="113" calcext:value-type="float">
            <text:p>1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1988" calcext:value-type="float">
            <text:p>61988</text:p>
          </table:table-cell>
          <table:table-cell table:number-columns-repeated="2"/>
          <table:table-cell office:value-type="float" office:value="1814" calcext:value-type="float">
            <text:p>1814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float" office:value="66052" calcext:value-type="float">
            <text:p>66052</text:p>
          </table:table-cell>
          <table:table-cell office:value-type="float" office:value="127" calcext:value-type="float">
            <text:p>1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2251" calcext:value-type="float">
            <text:p>62251</text:p>
          </table:table-cell>
          <table:table-cell table:number-columns-repeated="2"/>
          <table:table-cell office:value-type="float" office:value="1834" calcext:value-type="float">
            <text:p>1834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office:value-type="float" office:value="66161" calcext:value-type="float">
            <text:p>66161</text:p>
          </table:table-cell>
          <table:table-cell office:value-type="float" office:value="109" calcext:value-type="float">
            <text:p>10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2506" calcext:value-type="float">
            <text:p>62506</text:p>
          </table:table-cell>
          <table:table-cell table:number-columns-repeated="2"/>
          <table:table-cell office:value-type="float" office:value="1845" calcext:value-type="float">
            <text:p>1845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office:value-type="float" office:value="66260" calcext:value-type="float">
            <text:p>66260</text:p>
          </table:table-cell>
          <table:table-cell office:value-type="float" office:value="99" calcext:value-type="float">
            <text:p>9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2722" calcext:value-type="float">
            <text:p>62722</text:p>
          </table:table-cell>
          <table:table-cell table:number-columns-repeated="2"/>
          <table:table-cell office:value-type="float" office:value="1853" calcext:value-type="float">
            <text:p>185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office:value-type="float" office:value="66348" calcext:value-type="float">
            <text:p>66348</text:p>
          </table:table-cell>
          <table:table-cell office:value-type="float" office:value="88" calcext:value-type="float">
            <text:p>8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2942" calcext:value-type="float">
            <text:p>62942</text:p>
          </table:table-cell>
          <table:table-cell table:number-columns-repeated="2"/>
          <table:table-cell office:value-type="float" office:value="1867" calcext:value-type="float">
            <text:p>1867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office:value-type="float" office:value="66424" calcext:value-type="float">
            <text:p>66424</text:p>
          </table:table-cell>
          <table:table-cell office:value-type="float" office:value="76" calcext:value-type="float">
            <text:p>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3130" calcext:value-type="float">
            <text:p>63130</text:p>
          </table:table-cell>
          <table:table-cell table:number-columns-repeated="2"/>
          <table:table-cell office:value-type="float" office:value="1878" calcext:value-type="float">
            <text:p>1878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office:value-type="float" office:value="66513" calcext:value-type="float">
            <text:p>66513</text:p>
          </table:table-cell>
          <table:table-cell office:value-type="float" office:value="89" calcext:value-type="float">
            <text:p>8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3320" calcext:value-type="float">
            <text:p>63320</text:p>
          </table:table-cell>
          <table:table-cell table:number-columns-repeated="2"/>
          <table:table-cell office:value-type="float" office:value="1888" calcext:value-type="float">
            <text:p>1888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office:value-type="float" office:value="66579" calcext:value-type="float">
            <text:p>66579</text:p>
          </table:table-cell>
          <table:table-cell office:value-type="float" office:value="66" calcext:value-type="float">
            <text:p>6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3496" calcext:value-type="float">
            <text:p>63496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office:value-type="float" office:value="66629" calcext:value-type="float">
            <text:p>66629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3644" calcext:value-type="float">
            <text:p>63644</text:p>
          </table:table-cell>
          <table:table-cell table:number-columns-repeated="2"/>
          <table:table-cell office:value-type="float" office:value="1906" calcext:value-type="float">
            <text:p>1906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office:value-type="float" office:value="66691" calcext:value-type="float">
            <text:p>66691</text:p>
          </table:table-cell>
          <table:table-cell office:value-type="float" office:value="62" calcext:value-type="float">
            <text:p>6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3795" calcext:value-type="float">
            <text:p>63795</text:p>
          </table:table-cell>
          <table:table-cell table:number-columns-repeated="2"/>
          <table:table-cell office:value-type="float" office:value="1911" calcext:value-type="float">
            <text:p>1911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66761" calcext:value-type="float">
            <text:p>66761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3941" calcext:value-type="float">
            <text:p>63941</text:p>
          </table:table-cell>
          <table:table-cell table:number-columns-repeated="2"/>
          <table:table-cell office:value-type="float" office:value="1917" calcext:value-type="float">
            <text:p>1917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office:value-type="float" office:value="66818" calcext:value-type="float">
            <text:p>66818</text:p>
          </table:table-cell>
          <table:table-cell office:value-type="float" office:value="57" calcext:value-type="float">
            <text:p>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057" calcext:value-type="float">
            <text:p>64057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office:value-type="float" office:value="66855" calcext:value-type="float">
            <text:p>66855</text:p>
          </table:table-cell>
          <table:table-cell office:value-type="float" office:value="37" calcext:value-type="float">
            <text:p>3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193" calcext:value-type="float">
            <text:p>64193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office:value-type="float" office:value="66902" calcext:value-type="float">
            <text:p>66902</text:p>
          </table:table-cell>
          <table:table-cell office:value-type="float" office:value="47" calcext:value-type="float">
            <text:p>4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306" calcext:value-type="float">
            <text:p>64306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office:value-type="float" office:value="66938" calcext:value-type="float">
            <text:p>66938</text:p>
          </table:table-cell>
          <table:table-cell office:value-type="float" office:value="36" calcext:value-type="float">
            <text:p>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409" calcext:value-type="float">
            <text:p>64409</text:p>
          </table:table-cell>
          <table:table-cell table:number-columns-repeated="2"/>
          <table:table-cell office:value-type="float" office:value="1942" calcext:value-type="float">
            <text:p>1942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office:value-type="float" office:value="66976" calcext:value-type="float">
            <text:p>66976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495" calcext:value-type="float">
            <text:p>64495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float" office:value="67005" calcext:value-type="float">
            <text:p>67005</text:p>
          </table:table-cell>
          <table:table-cell office:value-type="float" office:value="29" calcext:value-type="float">
            <text:p>2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566" calcext:value-type="float">
            <text:p>64566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office:value-type="float" office:value="67033" calcext:value-type="float">
            <text:p>67033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660" calcext:value-type="float">
            <text:p>64660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office:value-type="float" office:value="67061" calcext:value-type="float">
            <text:p>67061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731" calcext:value-type="float">
            <text:p>64731</text:p>
          </table:table-cell>
          <table:table-cell table:number-columns-repeated="2"/>
          <table:table-cell office:value-type="float" office:value="1962" calcext:value-type="float">
            <text:p>1962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office:value-type="float" office:value="67082" calcext:value-type="float">
            <text:p>67082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786" calcext:value-type="float">
            <text:p>64786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office:value-type="float" office:value="67103" calcext:value-type="float">
            <text:p>67103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847" calcext:value-type="float">
            <text:p>64847</text:p>
          </table:table-cell>
          <table:table-cell table:number-columns-repeated="2"/>
          <table:table-cell office:value-type="float" office:value="1965" calcext:value-type="float">
            <text:p>1965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office:value-type="float" office:value="67123" calcext:value-type="float">
            <text:p>67123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917" calcext:value-type="float">
            <text:p>6491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office:value-type="float" office:value="67151" calcext:value-type="float">
            <text:p>67151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977" calcext:value-type="float">
            <text:p>64977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office:value-type="float" office:value="67172" calcext:value-type="float">
            <text:p>67172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019" calcext:value-type="float">
            <text:p>65019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office:value-type="float" office:value="67202" calcext:value-type="float">
            <text:p>67202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065" calcext:value-type="float">
            <text:p>65065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office:value-type="float" office:value="67236" calcext:value-type="float">
            <text:p>67236</text:p>
          </table:table-cell>
          <table:table-cell office:value-type="float" office:value="34" calcext:value-type="float">
            <text:p>3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101" calcext:value-type="float">
            <text:p>65101</text:p>
          </table:table-cell>
          <table:table-cell table:number-columns-repeated="2"/>
          <table:table-cell office:value-type="float" office:value="1975" calcext:value-type="float">
            <text:p>1975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office:value-type="float" office:value="67295" calcext:value-type="float">
            <text:p>67295</text:p>
          </table:table-cell>
          <table:table-cell office:value-type="float" office:value="59" calcext:value-type="float">
            <text:p>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140" calcext:value-type="float">
            <text:p>65140</text:p>
          </table:table-cell>
          <table:table-cell table:number-columns-repeated="2"/>
          <table:table-cell office:value-type="float" office:value="1975" calcext:value-type="float">
            <text:p>1975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office:value-type="float" office:value="67356" calcext:value-type="float">
            <text:p>67356</text:p>
          </table:table-cell>
          <table:table-cell office:value-type="float" office:value="61" calcext:value-type="float">
            <text:p>6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170" calcext:value-type="float">
            <text:p>65170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office:value-type="float" office:value="67458" calcext:value-type="float">
            <text:p>67458</text:p>
          </table:table-cell>
          <table:table-cell office:value-type="float" office:value="102" calcext:value-type="float">
            <text:p>1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200" calcext:value-type="float">
            <text:p>65200</text:p>
          </table:table-cell>
          <table:table-cell table:number-columns-repeated="2"/>
          <table:table-cell office:value-type="float" office:value="1980" calcext:value-type="float">
            <text:p>1980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office:value-type="float" office:value="67591" calcext:value-type="float">
            <text:p>67591</text:p>
          </table:table-cell>
          <table:table-cell office:value-type="float" office:value="133" calcext:value-type="float">
            <text:p>13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227" calcext:value-type="float">
            <text:p>65227</text:p>
          </table:table-cell>
          <table:table-cell table:number-columns-repeated="2"/>
          <table:table-cell office:value-type="float" office:value="1981" calcext:value-type="float">
            <text:p>1981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office:value-type="float" office:value="67765" calcext:value-type="float">
            <text:p>67765</text:p>
          </table:table-cell>
          <table:table-cell office:value-type="float" office:value="174" calcext:value-type="float">
            <text:p>1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247" calcext:value-type="float">
            <text:p>65247</text:p>
          </table:table-cell>
          <table:table-cell table:number-columns-repeated="2"/>
          <table:table-cell office:value-type="float" office:value="1983" calcext:value-type="float">
            <text:p>1983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office:value-type="float" office:value="67942" calcext:value-type="float">
            <text:p>67942</text:p>
          </table:table-cell>
          <table:table-cell office:value-type="float" office:value="177" calcext:value-type="float">
            <text:p>17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271" calcext:value-type="float">
            <text:p>65271</text:p>
          </table:table-cell>
          <table:table-cell table:number-columns-repeated="2"/>
          <table:table-cell office:value-type="float" office:value="1983" calcext:value-type="float">
            <text:p>1983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office:value-type="float" office:value="68195" calcext:value-type="float">
            <text:p>68195</text:p>
          </table:table-cell>
          <table:table-cell office:value-type="float" office:value="253" calcext:value-type="float">
            <text:p>2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290" calcext:value-type="float">
            <text:p>65290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office:value-type="float" office:value="68456" calcext:value-type="float">
            <text:p>68456</text:p>
          </table:table-cell>
          <table:table-cell office:value-type="float" office:value="261" calcext:value-type="float">
            <text:p>26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18" calcext:value-type="float">
            <text:p>65318</text:p>
          </table:table-cell>
          <table:table-cell table:number-columns-repeated="2"/>
          <table:table-cell office:value-type="float" office:value="1985" calcext:value-type="float">
            <text:p>1985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office:value-type="float" office:value="68747" calcext:value-type="float">
            <text:p>68747</text:p>
          </table:table-cell>
          <table:table-cell office:value-type="float" office:value="291" calcext:value-type="float">
            <text:p>29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40" calcext:value-type="float">
            <text:p>65340</text:p>
          </table:table-cell>
          <table:table-cell table:number-columns-repeated="2"/>
          <table:table-cell office:value-type="float" office:value="1985" calcext:value-type="float">
            <text:p>1985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office:value-type="float" office:value="69090" calcext:value-type="float">
            <text:p>69090</text:p>
          </table:table-cell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71" calcext:value-type="float">
            <text:p>65371</text:p>
          </table:table-cell>
          <table:table-cell table:number-columns-repeated="2"/>
          <table:table-cell office:value-type="float" office:value="1985" calcext:value-type="float">
            <text:p>1985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office:value-type="float" office:value="69457" calcext:value-type="float">
            <text:p>69457</text:p>
          </table:table-cell>
          <table:table-cell office:value-type="float" office:value="367" calcext:value-type="float">
            <text:p>3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405" calcext:value-type="float">
            <text:p>65405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float" office:value="69857" calcext:value-type="float">
            <text:p>69857</text:p>
          </table:table-cell>
          <table:table-cell office:value-type="float" office:value="400" calcext:value-type="float">
            <text:p>4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463" calcext:value-type="float">
            <text:p>65463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office:value-type="float" office:value="70315" calcext:value-type="float">
            <text:p>70315</text:p>
          </table:table-cell>
          <table:table-cell office:value-type="float" office:value="458" calcext:value-type="float">
            <text:p>45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523" calcext:value-type="float">
            <text:p>65523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office:value-type="float" office:value="70767" calcext:value-type="float">
            <text:p>70767</text:p>
          </table:table-cell>
          <table:table-cell office:value-type="float" office:value="452" calcext:value-type="float">
            <text:p>4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624" calcext:value-type="float">
            <text:p>65624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float" office:value="71208" calcext:value-type="float">
            <text:p>71208</text:p>
          </table:table-cell>
          <table:table-cell office:value-type="float" office:value="441" calcext:value-type="float">
            <text:p>44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751" calcext:value-type="float">
            <text:p>65751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office:value-type="float" office:value="71704" calcext:value-type="float">
            <text:p>71704</text:p>
          </table:table-cell>
          <table:table-cell office:value-type="float" office:value="496" calcext:value-type="float">
            <text:p>49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914" calcext:value-type="float">
            <text:p>6591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office:value-type="float" office:value="72212" calcext:value-type="float">
            <text:p>72212</text:p>
          </table:table-cell>
          <table:table-cell office:value-type="float" office:value="508" calcext:value-type="float">
            <text:p>50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6081" calcext:value-type="float">
            <text:p>66081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office:value-type="float" office:value="72698" calcext:value-type="float">
            <text:p>72698</text:p>
          </table:table-cell>
          <table:table-cell office:value-type="float" office:value="486" calcext:value-type="float">
            <text:p>48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6325" calcext:value-type="float">
            <text:p>66325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office:value-type="float" office:value="73202" calcext:value-type="float">
            <text:p>73202</text:p>
          </table:table-cell>
          <table:table-cell office:value-type="float" office:value="504" calcext:value-type="float">
            <text:p>50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6576" calcext:value-type="float">
            <text:p>66576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office:value-type="float" office:value="73656" calcext:value-type="float">
            <text:p>73656</text:p>
          </table:table-cell>
          <table:table-cell office:value-type="float" office:value="454" calcext:value-type="float">
            <text:p>4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6863" calcext:value-type="float">
            <text:p>66863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office:value-type="float" office:value="74125" calcext:value-type="float">
            <text:p>74125</text:p>
          </table:table-cell>
          <table:table-cell office:value-type="float" office:value="469" calcext:value-type="float">
            <text:p>46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7188" calcext:value-type="float">
            <text:p>67188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office:value-type="float" office:value="74586" calcext:value-type="float">
            <text:p>74586</text:p>
          </table:table-cell>
          <table:table-cell office:value-type="float" office:value="461" calcext:value-type="float">
            <text:p>46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7541" calcext:value-type="float">
            <text:p>67541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office:value-type="float" office:value="75062" calcext:value-type="float">
            <text:p>75062</text:p>
          </table:table-cell>
          <table:table-cell office:value-type="float" office:value="476" calcext:value-type="float">
            <text:p>4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7928" calcext:value-type="float">
            <text:p>67928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office:value-type="float" office:value="75535" calcext:value-type="float">
            <text:p>75535</text:p>
          </table:table-cell>
          <table:table-cell office:value-type="float" office:value="473" calcext:value-type="float">
            <text:p>47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8373" calcext:value-type="float">
            <text:p>68373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office:value-type="float" office:value="75997" calcext:value-type="float">
            <text:p>75997</text:p>
          </table:table-cell>
          <table:table-cell office:value-type="float" office:value="462" calcext:value-type="float">
            <text:p>46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8802" calcext:value-type="float">
            <text:p>6880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office:value-type="float" office:value="76410" calcext:value-type="float">
            <text:p>76410</text:p>
          </table:table-cell>
          <table:table-cell office:value-type="float" office:value="413" calcext:value-type="float">
            <text:p>4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228" calcext:value-type="float">
            <text:p>69228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float" office:value="76812" calcext:value-type="float">
            <text:p>76812</text:p>
          </table:table-cell>
          <table:table-cell office:value-type="float" office:value="402" calcext:value-type="float">
            <text:p>4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706" calcext:value-type="float">
            <text:p>69706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office:value-type="float" office:value="77181" calcext:value-type="float">
            <text:p>77181</text:p>
          </table:table-cell>
          <table:table-cell office:value-type="float" office:value="369" calcext:value-type="float">
            <text:p>36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0206" calcext:value-type="float">
            <text:p>70206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office:value-type="float" office:value="77533" calcext:value-type="float">
            <text:p>77533</text:p>
          </table:table-cell>
          <table:table-cell office:value-type="float" office:value="352" calcext:value-type="float">
            <text:p>3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0677" calcext:value-type="float">
            <text:p>70677</text:p>
          </table:table-cell>
          <table:table-cell table:number-columns-repeated="2"/>
          <table:table-cell office:value-type="float" office:value="2028" calcext:value-type="float">
            <text:p>2028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office:value-type="float" office:value="77881" calcext:value-type="float">
            <text:p>77881</text:p>
          </table:table-cell>
          <table:table-cell office:value-type="float" office:value="348" calcext:value-type="float">
            <text:p>3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1166" calcext:value-type="float">
            <text:p>71166</text:p>
          </table:table-cell>
          <table:table-cell table:number-columns-repeated="2"/>
          <table:table-cell office:value-type="float" office:value="2041" calcext:value-type="float">
            <text:p>2041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office:value-type="float" office:value="78188" calcext:value-type="float">
            <text:p>78188</text:p>
          </table:table-cell>
          <table:table-cell office:value-type="float" office:value="307" calcext:value-type="float">
            <text:p>30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1606" calcext:value-type="float">
            <text:p>71606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float" office:value="78503" calcext:value-type="float">
            <text:p>78503</text:p>
          </table:table-cell>
          <table:table-cell office:value-type="float" office:value="315" calcext:value-type="float">
            <text:p>3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070" calcext:value-type="float">
            <text:p>72070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office:value-type="float" office:value="78794" calcext:value-type="float">
            <text:p>78794</text:p>
          </table:table-cell>
          <table:table-cell office:value-type="float" office:value="291" calcext:value-type="float">
            <text:p>29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520" calcext:value-type="float">
            <text:p>72520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office:value-type="float" office:value="79085" calcext:value-type="float">
            <text:p>79085</text:p>
          </table:table-cell>
          <table:table-cell office:value-type="float" office:value="291" calcext:value-type="float">
            <text:p>29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992" calcext:value-type="float">
            <text:p>72992</text:p>
          </table:table-cell>
          <table:table-cell table:number-columns-repeated="2"/>
          <table:table-cell office:value-type="float" office:value="2067" calcext:value-type="float">
            <text:p>2067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float" office:value="79364" calcext:value-type="float">
            <text:p>79364</text:p>
          </table:table-cell>
          <table:table-cell office:value-type="float" office:value="279" calcext:value-type="float">
            <text:p>27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454" calcext:value-type="float">
            <text:p>73454</text:p>
          </table:table-cell>
          <table:table-cell table:number-columns-repeated="2"/>
          <table:table-cell office:value-type="float" office:value="2072" calcext:value-type="float">
            <text:p>2072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float" office:value="79655" calcext:value-type="float">
            <text:p>79655</text:p>
          </table:table-cell>
          <table:table-cell office:value-type="float" office:value="291" calcext:value-type="float">
            <text:p>29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895" calcext:value-type="float">
            <text:p>73895</text:p>
          </table:table-cell>
          <table:table-cell table:number-columns-repeated="2"/>
          <table:table-cell office:value-type="float" office:value="2083" calcext:value-type="float">
            <text:p>2083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float" office:value="79899" calcext:value-type="float">
            <text:p>79899</text:p>
          </table:table-cell>
          <table:table-cell office:value-type="float" office:value="244" calcext:value-type="float">
            <text:p>2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4307" calcext:value-type="float">
            <text:p>74307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float" office:value="80121" calcext:value-type="float">
            <text:p>80121</text:p>
          </table:table-cell>
          <table:table-cell office:value-type="float" office:value="222" calcext:value-type="float">
            <text:p>2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4701" calcext:value-type="float">
            <text:p>74701</text:p>
          </table:table-cell>
          <table:table-cell table:number-columns-repeated="2"/>
          <table:table-cell office:value-type="float" office:value="2097" calcext:value-type="float">
            <text:p>2097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float" office:value="80343" calcext:value-type="float">
            <text:p>80343</text:p>
          </table:table-cell>
          <table:table-cell office:value-type="float" office:value="222" calcext:value-type="float">
            <text:p>2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5062" calcext:value-type="float">
            <text:p>7506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float" office:value="80549" calcext:value-type="float">
            <text:p>80549</text:p>
          </table:table-cell>
          <table:table-cell office:value-type="float" office:value="206" calcext:value-type="float">
            <text:p>20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5402" calcext:value-type="float">
            <text:p>75402</text:p>
          </table:table-cell>
          <table:table-cell table:number-columns-repeated="2"/>
          <table:table-cell office:value-type="float" office:value="2112" calcext:value-type="float">
            <text:p>2112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float" office:value="80746" calcext:value-type="float">
            <text:p>80746</text:p>
          </table:table-cell>
          <table:table-cell office:value-type="float" office:value="197" calcext:value-type="float">
            <text:p>19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5736" calcext:value-type="float">
            <text:p>75736</text:p>
          </table:table-cell>
          <table:table-cell table:number-columns-repeated="2"/>
          <table:table-cell office:value-type="float" office:value="2118" calcext:value-type="float">
            <text:p>2118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float" office:value="80937" calcext:value-type="float">
            <text:p>80937</text:p>
          </table:table-cell>
          <table:table-cell office:value-type="float" office:value="191" calcext:value-type="float">
            <text:p>19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6045" calcext:value-type="float">
            <text:p>76045</text:p>
          </table:table-cell>
          <table:table-cell table:number-columns-repeated="2"/>
          <table:table-cell office:value-type="float" office:value="2130" calcext:value-type="float">
            <text:p>213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float" office:value="81090" calcext:value-type="float">
            <text:p>81090</text:p>
          </table:table-cell>
          <table:table-cell office:value-type="float" office:value="153" calcext:value-type="float">
            <text:p>1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6365" calcext:value-type="float">
            <text:p>76365</text:p>
          </table:table-cell>
          <table:table-cell table:number-columns-repeated="2"/>
          <table:table-cell office:value-type="float" office:value="2136" calcext:value-type="float">
            <text:p>2136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office:value-type="float" office:value="81241" calcext:value-type="float">
            <text:p>81241</text:p>
          </table:table-cell>
          <table:table-cell office:value-type="float" office:value="151" calcext:value-type="float">
            <text:p>15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6644" calcext:value-type="float">
            <text:p>76644</text:p>
          </table:table-cell>
          <table:table-cell table:number-columns-repeated="2"/>
          <table:table-cell office:value-type="float" office:value="2144" calcext:value-type="float">
            <text:p>2144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float" office:value="81393" calcext:value-type="float">
            <text:p>81393</text:p>
          </table:table-cell>
          <table:table-cell office:value-type="float" office:value="152" calcext:value-type="float">
            <text:p>1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6924" calcext:value-type="float">
            <text:p>76924</text:p>
          </table:table-cell>
          <table:table-cell table:number-columns-repeated="2"/>
          <table:table-cell office:value-type="float" office:value="2155" calcext:value-type="float">
            <text:p>2155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office:value-type="float" office:value="81526" calcext:value-type="float">
            <text:p>81526</text:p>
          </table:table-cell>
          <table:table-cell office:value-type="float" office:value="133" calcext:value-type="float">
            <text:p>13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7199" calcext:value-type="float">
            <text:p>77199</text:p>
          </table:table-cell>
          <table:table-cell table:number-columns-repeated="2"/>
          <table:table-cell office:value-type="float" office:value="2162" calcext:value-type="float">
            <text:p>2162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float" office:value="81639" calcext:value-type="float">
            <text:p>81639</text:p>
          </table:table-cell>
          <table:table-cell office:value-type="float" office:value="113" calcext:value-type="float">
            <text:p>1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7485" calcext:value-type="float">
            <text:p>77485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81766" calcext:value-type="float">
            <text:p>81766</text:p>
          </table:table-cell>
          <table:table-cell office:value-type="float" office:value="127" calcext:value-type="float">
            <text:p>1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7731" calcext:value-type="float">
            <text:p>77731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office:value-type="float" office:value="81864" calcext:value-type="float">
            <text:p>81864</text:p>
          </table:table-cell>
          <table:table-cell office:value-type="float" office:value="98" calcext:value-type="float">
            <text:p>9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7945" calcext:value-type="float">
            <text:p>77945</text:p>
          </table:table-cell>
          <table:table-cell table:number-columns-repeated="2"/>
          <table:table-cell office:value-type="float" office:value="2186" calcext:value-type="float">
            <text:p>2186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float" office:value="81945" calcext:value-type="float">
            <text:p>81945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8164" calcext:value-type="float">
            <text:p>78164</text:p>
          </table:table-cell>
          <table:table-cell table:number-columns-repeated="2"/>
          <table:table-cell office:value-type="float" office:value="2194" calcext:value-type="float">
            <text:p>2194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office:value-type="float" office:value="82028" calcext:value-type="float">
            <text:p>82028</text:p>
          </table:table-cell>
          <table:table-cell office:value-type="float" office:value="83" calcext:value-type="float">
            <text:p>8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8368" calcext:value-type="float">
            <text:p>78368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office:value-type="float" office:value="82117" calcext:value-type="float">
            <text:p>82117</text:p>
          </table:table-cell>
          <table:table-cell office:value-type="float" office:value="89" calcext:value-type="float">
            <text:p>8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8564" calcext:value-type="float">
            <text:p>78564</text:p>
          </table:table-cell>
          <table:table-cell table:number-columns-repeated="2"/>
          <table:table-cell office:value-type="float" office:value="2214" calcext:value-type="float">
            <text:p>2214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office:value-type="float" office:value="82196" calcext:value-type="float">
            <text:p>82196</text:p>
          </table:table-cell>
          <table:table-cell office:value-type="float" office:value="79" calcext:value-type="float">
            <text:p>7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8744" calcext:value-type="float">
            <text:p>78744</text:p>
          </table:table-cell>
          <table:table-cell table:number-columns-repeated="2"/>
          <table:table-cell office:value-type="float" office:value="2220" calcext:value-type="float">
            <text:p>2220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float" office:value="82272" calcext:value-type="float">
            <text:p>82272</text:p>
          </table:table-cell>
          <table:table-cell office:value-type="float" office:value="76" calcext:value-type="float">
            <text:p>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8900" calcext:value-type="float">
            <text:p>78900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office:value-type="float" office:value="82339" calcext:value-type="float">
            <text:p>82339</text:p>
          </table:table-cell>
          <table:table-cell office:value-type="float" office:value="67" calcext:value-type="float">
            <text:p>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050" calcext:value-type="float">
            <text:p>79050</text:p>
          </table:table-cell>
          <table:table-cell table:number-columns-repeated="2"/>
          <table:table-cell office:value-type="float" office:value="2233" calcext:value-type="float">
            <text:p>2233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office:value-type="float" office:value="82398" calcext:value-type="float">
            <text:p>82398</text:p>
          </table:table-cell>
          <table:table-cell office:value-type="float" office:value="59" calcext:value-type="float">
            <text:p>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205" calcext:value-type="float">
            <text:p>79205</text:p>
          </table:table-cell>
          <table:table-cell table:number-columns-repeated="2"/>
          <table:table-cell office:value-type="float" office:value="2235" calcext:value-type="float">
            <text:p>2235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office:value-type="float" office:value="82444" calcext:value-type="float">
            <text:p>82444</text:p>
          </table:table-cell>
          <table:table-cell office:value-type="float" office:value="46" calcext:value-type="float">
            <text:p>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341" calcext:value-type="float">
            <text:p>79341</text:p>
          </table:table-cell>
          <table:table-cell table:number-columns-repeated="2"/>
          <table:table-cell office:value-type="float" office:value="2241" calcext:value-type="float">
            <text:p>2241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office:value-type="float" office:value="82505" calcext:value-type="float">
            <text:p>82505</text:p>
          </table:table-cell>
          <table:table-cell office:value-type="float" office:value="61" calcext:value-type="float">
            <text:p>6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462" calcext:value-type="float">
            <text:p>79462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office:value-type="float" office:value="82546" calcext:value-type="float">
            <text:p>82546</text:p>
          </table:table-cell>
          <table:table-cell office:value-type="float" office:value="41" calcext:value-type="float">
            <text:p>4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584" calcext:value-type="float">
            <text:p>79584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float" office:value="82585" calcext:value-type="float">
            <text:p>82585</text:p>
          </table:table-cell>
          <table:table-cell office:value-type="float" office:value="39" calcext:value-type="float">
            <text:p>3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690" calcext:value-type="float">
            <text:p>79690</text:p>
          </table:table-cell>
          <table:table-cell table:number-columns-repeated="2"/>
          <table:table-cell office:value-type="float" office:value="2266" calcext:value-type="float">
            <text:p>2266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office:value-type="float" office:value="82625" calcext:value-type="float">
            <text:p>82625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770" calcext:value-type="float">
            <text:p>79770</text:p>
          </table:table-cell>
          <table:table-cell table:number-columns-repeated="2"/>
          <table:table-cell office:value-type="float" office:value="2273" calcext:value-type="float">
            <text:p>2273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office:value-type="float" office:value="82673" calcext:value-type="float">
            <text:p>82673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851" calcext:value-type="float">
            <text:p>79851</text:p>
          </table:table-cell>
          <table:table-cell table:number-columns-repeated="2"/>
          <table:table-cell office:value-type="float" office:value="2280" calcext:value-type="float">
            <text:p>2280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office:value-type="float" office:value="82702" calcext:value-type="float">
            <text:p>82702</text:p>
          </table:table-cell>
          <table:table-cell office:value-type="float" office:value="29" calcext:value-type="float">
            <text:p>2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943" calcext:value-type="float">
            <text:p>79943</text:p>
          </table:table-cell>
          <table:table-cell table:number-columns-repeated="2"/>
          <table:table-cell office:value-type="float" office:value="2284" calcext:value-type="float">
            <text:p>2284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office:value-type="float" office:value="82736" calcext:value-type="float">
            <text:p>82736</text:p>
          </table:table-cell>
          <table:table-cell office:value-type="float" office:value="34" calcext:value-type="float">
            <text:p>3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025" calcext:value-type="float">
            <text:p>80025</text:p>
          </table:table-cell>
          <table:table-cell table:number-columns-repeated="2"/>
          <table:table-cell office:value-type="float" office:value="2288" calcext:value-type="float">
            <text:p>2288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office:value-type="float" office:value="82769" calcext:value-type="float">
            <text:p>82769</text:p>
          </table:table-cell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096" calcext:value-type="float">
            <text:p>8009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office:value-type="float" office:value="82798" calcext:value-type="float">
            <text:p>82798</text:p>
          </table:table-cell>
          <table:table-cell office:value-type="float" office:value="29" calcext:value-type="float">
            <text:p>2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167" calcext:value-type="float">
            <text:p>80167</text:p>
          </table:table-cell>
          <table:table-cell table:number-columns-repeated="2"/>
          <table:table-cell office:value-type="float" office:value="2294" calcext:value-type="float">
            <text:p>2294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office:value-type="float" office:value="82831" calcext:value-type="float">
            <text:p>82831</text:p>
          </table:table-cell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226" calcext:value-type="float">
            <text:p>80226</text:p>
          </table:table-cell>
          <table:table-cell table:number-columns-repeated="2"/>
          <table:table-cell office:value-type="float" office:value="2297" calcext:value-type="float">
            <text:p>2297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office:value-type="float" office:value="82858" calcext:value-type="float">
            <text:p>82858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274" calcext:value-type="float">
            <text:p>80274</text:p>
          </table:table-cell>
          <table:table-cell table:number-columns-repeated="2"/>
          <table:table-cell office:value-type="float" office:value="2298" calcext:value-type="float">
            <text:p>2298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float" office:value="82890" calcext:value-type="float">
            <text:p>82890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335" calcext:value-type="float">
            <text:p>80335</text:p>
          </table:table-cell>
          <table:table-cell table:number-columns-repeated="2"/>
          <table:table-cell office:value-type="float" office:value="2299" calcext:value-type="float">
            <text:p>2299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office:value-type="float" office:value="82947" calcext:value-type="float">
            <text:p>82947</text:p>
          </table:table-cell>
          <table:table-cell office:value-type="float" office:value="57" calcext:value-type="float">
            <text:p>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377" calcext:value-type="float">
            <text:p>80377</text:p>
          </table:table-cell>
          <table:table-cell table:number-columns-repeated="2"/>
          <table:table-cell office:value-type="float" office:value="2299" calcext:value-type="float">
            <text:p>2299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office:value-type="float" office:value="83009" calcext:value-type="float">
            <text:p>83009</text:p>
          </table:table-cell>
          <table:table-cell office:value-type="float" office:value="62" calcext:value-type="float">
            <text:p>6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418" calcext:value-type="float">
            <text:p>80418</text:p>
          </table:table-cell>
          <table:table-cell table:number-columns-repeated="2"/>
          <table:table-cell office:value-type="float" office:value="2301" calcext:value-type="float">
            <text:p>2301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office:value-type="float" office:value="83087" calcext:value-type="float">
            <text:p>83087</text:p>
          </table:table-cell>
          <table:table-cell office:value-type="float" office:value="78" calcext:value-type="float">
            <text:p>7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458" calcext:value-type="float">
            <text:p>80458</text:p>
          </table:table-cell>
          <table:table-cell table:number-columns-repeated="2"/>
          <table:table-cell office:value-type="float" office:value="2302" calcext:value-type="float">
            <text:p>2302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office:value-type="float" office:value="83195" calcext:value-type="float">
            <text:p>83195</text:p>
          </table:table-cell>
          <table:table-cell office:value-type="float" office:value="108" calcext:value-type="float">
            <text:p>10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506" calcext:value-type="float">
            <text:p>80506</text:p>
          </table:table-cell>
          <table:table-cell table:number-columns-repeated="2"/>
          <table:table-cell office:value-type="float" office:value="2303" calcext:value-type="float">
            <text:p>2303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office:value-type="float" office:value="83316" calcext:value-type="float">
            <text:p>83316</text:p>
          </table:table-cell>
          <table:table-cell office:value-type="float" office:value="121" calcext:value-type="float">
            <text:p>1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536" calcext:value-type="float">
            <text:p>80536</text:p>
          </table:table-cell>
          <table:table-cell table:number-columns-repeated="2"/>
          <table:table-cell office:value-type="float" office:value="2306" calcext:value-type="float">
            <text:p>2306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float" office:value="83485" calcext:value-type="float">
            <text:p>83485</text:p>
          </table:table-cell>
          <table:table-cell office:value-type="float" office:value="169" calcext:value-type="float">
            <text:p>16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571" calcext:value-type="float">
            <text:p>80571</text:p>
          </table:table-cell>
          <table:table-cell table:number-columns-repeated="2"/>
          <table:table-cell office:value-type="float" office:value="2307" calcext:value-type="float">
            <text:p>2307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office:value-type="float" office:value="83679" calcext:value-type="float">
            <text:p>83679</text:p>
          </table:table-cell>
          <table:table-cell office:value-type="float" office:value="194" calcext:value-type="float">
            <text:p>19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605" calcext:value-type="float">
            <text:p>80605</text:p>
          </table:table-cell>
          <table:table-cell table:number-columns-repeated="2"/>
          <table:table-cell office:value-type="float" office:value="2311" calcext:value-type="float">
            <text:p>2311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office:value-type="float" office:value="83891" calcext:value-type="float">
            <text:p>83891</text:p>
          </table:table-cell>
          <table:table-cell office:value-type="float" office:value="212" calcext:value-type="float">
            <text:p>2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634" calcext:value-type="float">
            <text:p>80634</text:p>
          </table:table-cell>
          <table:table-cell table:number-columns-repeated="2"/>
          <table:table-cell office:value-type="float" office:value="2312" calcext:value-type="float">
            <text:p>2312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office:value-type="float" office:value="84137" calcext:value-type="float">
            <text:p>84137</text:p>
          </table:table-cell>
          <table:table-cell office:value-type="float" office:value="246" calcext:value-type="float">
            <text:p>2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665" calcext:value-type="float">
            <text:p>80665</text:p>
          </table:table-cell>
          <table:table-cell table:number-columns-repeated="2"/>
          <table:table-cell office:value-type="float" office:value="2312" calcext:value-type="float">
            <text:p>2312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float" office:value="84399" calcext:value-type="float">
            <text:p>84399</text:p>
          </table:table-cell>
          <table:table-cell office:value-type="float" office:value="262" calcext:value-type="float">
            <text:p>26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694" calcext:value-type="float">
            <text:p>80694</text:p>
          </table:table-cell>
          <table:table-cell table:number-columns-repeated="2"/>
          <table:table-cell office:value-type="float" office:value="2313" calcext:value-type="float">
            <text:p>2313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office:value-type="float" office:value="84719" calcext:value-type="float">
            <text:p>84719</text:p>
          </table:table-cell>
          <table:table-cell office:value-type="float" office:value="320" calcext:value-type="float">
            <text:p>3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728" calcext:value-type="float">
            <text:p>80728</text:p>
          </table:table-cell>
          <table:table-cell table:number-columns-repeated="2"/>
          <table:table-cell office:value-type="float" office:value="2314" calcext:value-type="float">
            <text:p>2314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office:value-type="float" office:value="85039" calcext:value-type="float">
            <text:p>85039</text:p>
          </table:table-cell>
          <table:table-cell office:value-type="float" office:value="320" calcext:value-type="float">
            <text:p>3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779" calcext:value-type="float">
            <text:p>80779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office:value-type="float" office:value="85356" calcext:value-type="float">
            <text:p>85356</text:p>
          </table:table-cell>
          <table:table-cell office:value-type="float" office:value="317" calcext:value-type="float">
            <text:p>3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838" calcext:value-type="float">
            <text:p>80838</text:p>
          </table:table-cell>
          <table:table-cell table:number-columns-repeated="2"/>
          <table:table-cell office:value-type="float" office:value="2316" calcext:value-type="float">
            <text:p>2316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office:value-type="float" office:value="85725" calcext:value-type="float">
            <text:p>85725</text:p>
          </table:table-cell>
          <table:table-cell office:value-type="float" office:value="369" calcext:value-type="float">
            <text:p>36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914" calcext:value-type="float">
            <text:p>80914</text:p>
          </table:table-cell>
          <table:table-cell table:number-columns-repeated="2"/>
          <table:table-cell office:value-type="float" office:value="2317" calcext:value-type="float">
            <text:p>2317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office:value-type="float" office:value="86119" calcext:value-type="float">
            <text:p>86119</text:p>
          </table:table-cell>
          <table:table-cell office:value-type="float" office:value="394" calcext:value-type="float">
            <text:p>39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1020" calcext:value-type="float">
            <text:p>81020</text:p>
          </table:table-cell>
          <table:table-cell table:number-columns-repeated="2"/>
          <table:table-cell office:value-type="float" office:value="2318" calcext:value-type="float">
            <text:p>2318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office:value-type="float" office:value="86545" calcext:value-type="float">
            <text:p>86545</text:p>
          </table:table-cell>
          <table:table-cell office:value-type="float" office:value="426" calcext:value-type="float">
            <text:p>42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1139" calcext:value-type="float">
            <text:p>81139</text:p>
          </table:table-cell>
          <table:table-cell table:number-columns-repeated="2"/>
          <table:table-cell office:value-type="float" office:value="2318" calcext:value-type="float">
            <text:p>2318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office:value-type="float" office:value="86960" calcext:value-type="float">
            <text:p>86960</text:p>
          </table:table-cell>
          <table:table-cell office:value-type="float" office:value="415" calcext:value-type="float">
            <text:p>4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1306" calcext:value-type="float">
            <text:p>8130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office:value-type="float" office:value="87428" calcext:value-type="float">
            <text:p>87428</text:p>
          </table:table-cell>
          <table:table-cell office:value-type="float" office:value="468" calcext:value-type="float">
            <text:p>4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1496" calcext:value-type="float">
            <text:p>81496</text:p>
          </table:table-cell>
          <table:table-cell table:number-columns-repeated="2"/>
          <table:table-cell office:value-type="float" office:value="2320" calcext:value-type="float">
            <text:p>2320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office:value-type="float" office:value="87905" calcext:value-type="float">
            <text:p>87905</text:p>
          </table:table-cell>
          <table:table-cell office:value-type="float" office:value="477" calcext:value-type="float">
            <text:p>47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1701" calcext:value-type="float">
            <text:p>81701</text:p>
          </table:table-cell>
          <table:table-cell table:number-columns-repeated="2"/>
          <table:table-cell office:value-type="float" office:value="2324" calcext:value-type="float">
            <text:p>2324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office:value-type="float" office:value="88320" calcext:value-type="float">
            <text:p>88320</text:p>
          </table:table-cell>
          <table:table-cell office:value-type="float" office:value="415" calcext:value-type="float">
            <text:p>4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1940" calcext:value-type="float">
            <text:p>81940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office:value-type="float" office:value="88751" calcext:value-type="float">
            <text:p>88751</text:p>
          </table:table-cell>
          <table:table-cell office:value-type="float" office:value="431" calcext:value-type="float">
            <text:p>43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2192" calcext:value-type="float">
            <text:p>82192</text:p>
          </table:table-cell>
          <table:table-cell table:number-columns-repeated="2"/>
          <table:table-cell office:value-type="float" office:value="2327" calcext:value-type="float">
            <text:p>2327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office:value-type="float" office:value="89185" calcext:value-type="float">
            <text:p>89185</text:p>
          </table:table-cell>
          <table:table-cell office:value-type="float" office:value="434" calcext:value-type="float">
            <text:p>43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2501" calcext:value-type="float">
            <text:p>82501</text:p>
          </table:table-cell>
          <table:table-cell table:number-columns-repeated="2"/>
          <table:table-cell office:value-type="float" office:value="2327" calcext:value-type="float">
            <text:p>2327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office:value-type="float" office:value="89657" calcext:value-type="float">
            <text:p>89657</text:p>
          </table:table-cell>
          <table:table-cell office:value-type="float" office:value="472" calcext:value-type="float">
            <text:p>47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2810" calcext:value-type="float">
            <text:p>82810</text:p>
          </table:table-cell>
          <table:table-cell table:number-columns-repeated="2"/>
          <table:table-cell office:value-type="float" office:value="2328" calcext:value-type="float">
            <text:p>2328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office:value-type="float" office:value="90113" calcext:value-type="float">
            <text:p>90113</text:p>
          </table:table-cell>
          <table:table-cell office:value-type="float" office:value="456" calcext:value-type="float">
            <text:p>45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3117" calcext:value-type="float">
            <text:p>83117</text:p>
          </table:table-cell>
          <table:table-cell table:number-columns-repeated="2"/>
          <table:table-cell office:value-type="float" office:value="2328" calcext:value-type="float">
            <text:p>232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13T14:35:52.537354614</dc:date>
    <meta:editing-duration>PT1M23S</meta:editing-duration>
    <meta:editing-cycles>1</meta:editing-cycles>
    <meta:document-statistic meta:table-count="1" meta:cell-count="2684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Old_young_0.D17:Old_young_0.D380" svg:x="0.32cm" svg:y="0.18cm" svg:width="13.097cm" svg:height="8.64cm">
          <chartooo:coordinate-region svg:x="1.312cm" svg:y="0.301cm" svg:width="12.105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ld_young_0.D17:Old_young_0.D380" chart:class="chart:bar">
            <chart:data-point chart:repeated="3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3">
                <text:p>2003</text:p>
                <draw:g>
                  <svg:desc>Old_young_0.D17:Old_young_0.D3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56">
                <text:p>4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